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08cm"/>
    </style:style>
    <style:style style:name="co3" style:family="table-column">
      <style:table-column-properties fo:break-before="auto" style:column-width="5.475cm"/>
    </style:style>
    <style:style style:name="co4" style:family="table-column">
      <style:table-column-properties fo:break-before="auto" style:column-width="5.911cm"/>
    </style:style>
    <style:style style:name="co5" style:family="table-column">
      <style:table-column-properties fo:break-before="auto" style:column-width="9.97cm"/>
    </style:style>
    <style:style style:name="co6" style:family="table-column">
      <style:table-column-properties fo:break-before="auto" style:column-width="16.671cm"/>
    </style:style>
    <style:style style:name="co7" style:family="table-column">
      <style:table-column-properties fo:break-before="auto" style:column-width="12.148cm"/>
    </style:style>
    <style:style style:name="co8" style:family="table-column">
      <style:table-column-properties fo:break-before="auto" style:column-width="8.308cm"/>
    </style:style>
    <style:style style:name="co9" style:family="table-column">
      <style:table-column-properties fo:break-before="auto" style:column-width="7.191cm"/>
    </style:style>
    <style:style style:name="co10" style:family="table-column">
      <style:table-column-properties fo:break-before="auto" style:column-width="8.117cm"/>
    </style:style>
    <style:style style:name="co11" style:family="table-column">
      <style:table-column-properties fo:break-before="auto" style:column-width="9.779cm"/>
    </style:style>
    <style:style style:name="co12" style:family="table-column">
      <style:table-column-properties fo:break-before="auto" style:column-width="5.039cm"/>
    </style:style>
    <style:style style:name="co13" style:family="table-column">
      <style:table-column-properties fo:break-before="auto" style:column-width="7.654cm"/>
    </style:style>
    <style:style style:name="co14" style:family="table-column">
      <style:table-column-properties fo:break-before="auto" style:column-width="10.324cm"/>
    </style:style>
    <style:style style:name="co15" style:family="table-column">
      <style:table-column-properties fo:break-before="auto" style:column-width="6.509cm"/>
    </style:style>
    <style:style style:name="co16" style:family="table-column">
      <style:table-column-properties fo:break-before="auto" style:column-width="8.008cm"/>
    </style:style>
    <style:style style:name="co17" style:family="table-column">
      <style:table-column-properties fo:break-before="auto" style:column-width="14.273cm"/>
    </style:style>
    <style:style style:name="co18" style:family="table-column">
      <style:table-column-properties fo:break-before="auto" style:column-width="9.098cm"/>
    </style:style>
    <style:style style:name="co19" style:family="table-column">
      <style:table-column-properties fo:break-before="auto" style:column-width="6.537cm"/>
    </style:style>
    <style:style style:name="co20" style:family="table-column">
      <style:table-column-properties fo:break-before="auto" style:column-width="5.366cm"/>
    </style:style>
    <style:style style:name="co21" style:family="table-column">
      <style:table-column-properties fo:break-before="auto" style:column-width="10.432cm"/>
    </style:style>
    <style:style style:name="co22" style:family="table-column">
      <style:table-column-properties fo:break-before="auto" style:column-width="10.486cm"/>
    </style:style>
    <style:style style:name="co23" style:family="table-column">
      <style:table-column-properties fo:break-before="auto" style:column-width="8.906cm"/>
    </style:style>
    <style:style style:name="co24" style:family="table-column">
      <style:table-column-properties fo:break-before="auto" style:column-width="11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axk" fo:country="CG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6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axk" fo:country="CG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5" table:default-cell-style-name="Default"/>
        <table:table-row table:style-name="ro1">
          <table:table-cell table:content-validation-name="val1" office:value-type="string" calcext:value-type="string">
            <text:p>LabelID</text:p>
          </table:table-cell>
          <table:table-cell office:value-type="string" calcext:value-type="string">
            <text:p>French (FR) (Original)</text:p>
          </table:table-cell>
          <table:table-cell office:value-type="string" calcext:value-type="string">
            <text:p>English (Original)</text:p>
          </table:table-cell>
          <table:table-cell office:value-type="string" calcext:value-type="string">
            <text:p>French Canada (FR-CA) (Corrected 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de taxes</text:p>
          </table:table-cell>
          <table:table-cell office:value-type="string" calcext:value-type="string">
            <text:p>"Compte de taxes" is the general term for a tax accoun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de taxe</text:p>
          </table:table-cell>
          <table:table-cell office:value-type="string" calcext:value-type="string">
            <text:p>"Référence de taxe" is more appropriate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axe sur les intrants</text:p>
          </table:table-cell>
          <table:table-cell office:value-type="string" calcext:value-type="string">
            <text:p>"Taxe sur les intrants" is the official term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axe sur les extrants</text:p>
          </table:table-cell>
          <table:table-cell office:value-type="string" calcext:value-type="string">
            <text:p>"Taxe sur les extrants" is the official term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axes</text:p>
          </table:table-cell>
          <table:table-cell office:value-type="string" calcext:value-type="string">
            <text:p>"Comptes de taxes" is the general plural term.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de taxes</text:p>
          </table:table-cell>
          <table:table-cell office:value-type="string" calcext:value-type="string">
            <text:p>"Régime de taxes" is the correct term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de taxes intracom.</text:p>
          </table:table-cell>
          <table:table-cell office:value-type="string" calcext:value-type="string">
            <text:p>"N° de taxes intracom." is more accurate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de taxes</text:p>
          </table:table-cell>
          <table:table-cell office:value-type="string" calcext:value-type="string">
            <text:p>"Options du rapport de taxes" is the correct phrasing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de taxe</text:p>
          </table:table-cell>
          <table:table-cell office:value-type="string" calcext:value-type="string">
            <text:p>"Code de taxe" is the correct term.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les écritures de taxes</text:p>
          </table:table-cell>
          <table:table-cell office:value-type="string" calcext:value-type="string">
            <text:p>"Les" is needed for clarity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es taxes séparément</text:p>
          </table:table-cell>
          <table:table-cell office:value-type="string" calcext:value-type="string">
            <text:p>"Les taxes" is more accurate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axes.</text:p>
          </table:table-cell>
          <table:table-cell office:value-type="string" calcext:value-type="string">
            <text:p>"Un compte de taxes" is the correct term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axes a des transactions. Voulez-vous les transférer à un autre compte de taxes ?</text:p>
          </table:table-cell>
          <table:table-cell office:value-type="string" calcext:value-type="string">
            <text:p>Use "Voulez-vous" for a direct question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ors taxes</text:p>
          </table:table-cell>
          <table:table-cell office:value-type="string" calcext:value-type="string">
            <text:p>"Hors taxes" is the standard term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axes incluses</text:p>
          </table:table-cell>
          <table:table-cell office:value-type="string" calcext:value-type="string">
            <text:p>"Taxes incluses" is the standard term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de facture de taxes</text:p>
          </table:table-cell>
          <table:table-cell office:value-type="string" calcext:value-type="string">
            <text:p>"N° de facture de taxes" is the correct phrasing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Vous ne pouvez pas avoir de type de taxe pour un client ou un fournisseur dans le système basé sur les encaissements.</text:p>
          </table:table-cell>
          <table:table-cell office:value-type="string" calcext:value-type="string">
            <text:p>"De type de taxe" is correct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, la taxe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Replaced "TVA" with "taxe"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de réf. de taxe du client</text:p>
          </table:table-cell>
          <table:table-cell office:value-type="string" calcext:value-type="string">
            <text:p>"N° de réf. de taxe du client" is more specific.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Enregistrement de taxes</text:p>
          </table:table-cell>
          <table:table-cell office:value-type="string" calcext:value-type="string">
            <text:p>"Enregistrement de taxes" is more accurate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de la taxe</text:p>
          </table:table-cell>
          <table:table-cell office:value-type="string" calcext:value-type="string">
            <text:p>"Montant de la taxe" is the correct phrasing.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axes</text:p>
          </table:table-cell>
          <table:table-cell office:value-type="string" calcext:value-type="string">
            <text:p>"Comptes de taxes" is the general term.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Sans taxes</text:p>
          </table:table-cell>
          <table:table-cell office:value-type="string" calcext:value-type="string">
            <text:p>"Sans taxes" is the standard term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la taxe sur le compte de contrepartie</text:p>
          </table:table-cell>
          <table:table-cell office:value-type="string" calcext:value-type="string">
            <text:p>"La taxe" and "le compte" are needed.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de taxes</text:p>
          </table:table-cell>
          <table:table-cell office:value-type="string" calcext:value-type="string">
            <text:p>"Facture de taxes" is the correct term.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de la taxe</text:p>
          </table:table-cell>
          <table:table-cell office:value-type="string" calcext:value-type="string">
            <text:p>"Montant de la taxe" is the correct phrasing.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Taxes non applicables</text:p>
          </table:table-cell>
          <table:table-cell office:value-type="string" calcext:value-type="string">
            <text:p>"Taxes non applicables" is the correct term.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Montant de taxe trouvé, mais le compte de taxes a été supprimé !</text:p>
          </table:table-cell>
          <table:table-cell office:value-type="string" calcext:value-type="string">
            <text:p>"Montant de taxe" and "compte de taxes" are the correct terms.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axe</text:p>
          </table:table-cell>
          <table:table-cell office:value-type="string" calcext:value-type="string">
            <text:p>"La taxe" is the correct phrasing.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axe par défaut</text:p>
          </table:table-cell>
          <table:table-cell office:value-type="string" calcext:value-type="string">
            <text:p>"La taxe" is the correct phrasing.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de taxes par défaut</text:p>
          </table:table-cell>
          <table:table-cell office:value-type="string" calcext:value-type="string">
            <text:p>"Compte de taxes" is the correct term.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axe liée</text:p>
          </table:table-cell>
          <table:table-cell office:value-type="string" calcext:value-type="string">
            <text:p>"La taxe liée" is the correct phrasing.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axe liée</text:p>
          </table:table-cell>
          <table:table-cell office:value-type="string" calcext:value-type="string">
            <text:p>"Taxe liée" is the correct term.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axe de contrepartie</text:p>
          </table:table-cell>
          <table:table-cell office:value-type="string" calcext:value-type="string">
            <text:p>"Taxe de contrepartie" is the correct term.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axe par défaut</text:p>
          </table:table-cell>
          <table:table-cell office:value-type="string" calcext:value-type="string">
            <text:p>"La taxe" is the correct phrasing.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axe liée</text:p>
          </table:table-cell>
          <table:table-cell office:value-type="string" calcext:value-type="string">
            <text:p>"La taxe liée" is the correct phrasing.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axe liée</text:p>
          </table:table-cell>
          <table:table-cell office:value-type="string" calcext:value-type="string">
            <text:p>"Taxe liée" is the correct term.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axe de contrepartie</text:p>
          </table:table-cell>
          <table:table-cell office:value-type="string" calcext:value-type="string">
            <text:p>"Taxe de contrepartie" is the correct term.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les Articles par TVA dans le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les articles par taxe dans le grand livre</text:p>
          </table:table-cell>
          <table:table-cell office:value-type="string" calcext:value-type="string">
            <text:p>"Les articles par taxe" is the correct phrasing.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axe stricte sur le compte</text:p>
          </table:table-cell>
          <table:table-cell office:value-type="string" calcext:value-type="string">
            <text:p>"Taxe stricte" is the correct term.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axes</text:p>
          </table:table-cell>
          <table:table-cell office:value-type="string" calcext:value-type="string">
            <text:p>"Liens de taxes" is the correct term.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la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les taxes dans les documents</text:p>
          </table:table-cell>
          <table:table-cell office:value-type="string" calcext:value-type="string">
            <text:p>"Les taxes" and "les documents" are the correct terms.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axe</text:p>
          </table:table-cell>
          <table:table-cell office:value-type="string" calcext:value-type="string">
            <text:p>"Cette taxe" is the correct term.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Une consolidation avec taxes faussera votre relevé de taxes ! Assurez-vous de ne pas utiliser de taxes ou de ne pas consolider les lignes !</text:p>
          </table:table-cell>
          <table:table-cell office:value-type="string" calcext:value-type="string">
            <text:p>Replaced "TVA" with "taxes" for Canadian context.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d'achats, de ventes, de coûts des ventes et de taxes</text:p>
          </table:table-cell>
          <table:table-cell office:value-type="string" calcext:value-type="string">
            <text:p>Replaced "TVA" with "taxes".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de code postal / N° de taxes / N° d'enregistrement</text:p>
          </table:table-cell>
          <table:table-cell office:value-type="string" calcext:value-type="string">
            <text:p>"N° de taxes" is the correct term.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Module d'impôts néerlandais</text:p>
          </table:table-cell>
          <table:table-cell office:value-type="string" calcext:value-type="string">
            <text:p>"Module d'impôts" is a better translation for plugin.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de taxes belges</text:p>
          </table:table-cell>
          <table:table-cell office:value-type="string" calcext:value-type="string">
            <text:p>"Déclarations de taxes" is the correct term.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de taxes</text:p>
          </table:table-cell>
          <table:table-cell office:value-type="string" calcext:value-type="string">
            <text:p>"Classes de taxes" is the correct term.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de taxes</text:p>
          </table:table-cell>
          <table:table-cell office:value-type="string" calcext:value-type="string">
            <text:p>"Classe de taxes" is the correct term.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des taxes clients (n° de taxes)</text:p>
          </table:table-cell>
          <table:table-cell office:value-type="string" calcext:value-type="string">
            <text:p>"Liste des taxes clients" is the correct phrasing.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des profits/pertes au grand livre avec taxes. Cela perturbera les rapports de taxes. Voulez-vous continuer ?</text:p>
          </table:table-cell>
          <table:table-cell office:value-type="string" calcext:value-type="string">
            <text:p>"Avec taxes" and "rapports de taxes" are the correct terms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ise à jour de FTaxAmt dans l'en-tête du document</text:p>
          </table:table-cell>
          <table:table-cell office:value-type="string" calcext:value-type="string">
            <text:p>"Mise à jour" is the full term for "Màj."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le montant de la taxe (incl./excl.) (bogue inversé)</text:p>
          </table:table-cell>
          <table:table-cell office:value-type="string" calcext:value-type="string">
            <text:p>"Le montant de la taxe" and "bogue" for bug are correct.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de taxes PdV</text:p>
          </table:table-cell>
          <table:table-cell office:value-type="string" calcext:value-type="string">
            <text:p>"Facture de taxes" is the correct term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uméro de taxes</text:p>
          </table:table-cell>
          <table:table-cell office:value-type="string" calcext:value-type="string">
            <text:p>"Numéro de taxes" is the correct term.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Document de taxes</text:p>
          </table:table-cell>
          <table:table-cell office:value-type="string" calcext:value-type="string">
            <text:p>"Document de taxes" is the correct term.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axe sur le compte de taxes</text:p>
          </table:table-cell>
          <table:table-cell office:value-type="string" calcext:value-type="string">
            <text:p>"Taxe sur le compte de taxes" is the correct phrasing.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axes par période</text:p>
          </table:table-cell>
          <table:table-cell office:value-type="string" calcext:value-type="string">
            <text:p>"Taxes par période" is the correct term.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de taxes</text:p>
          </table:table-cell>
          <table:table-cell office:value-type="string" calcext:value-type="string">
            <text:p>"Rapport de taxes" is the correct term.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uméros d'identification de taxes et d'enregistrement d'entreprise</text:p>
          </table:table-cell>
          <table:table-cell office:value-type="string" calcext:value-type="string">
            <text:p>"De taxes" is more accurate.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de taxes - N° de référence / document</text:p>
          </table:table-cell>
          <table:table-cell office:value-type="string" calcext:value-type="string">
            <text:p>"Rapport de taxes" is the correct term.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de taxes fournisseurs (n° de taxes)</text:p>
          </table:table-cell>
          <table:table-cell office:value-type="string" calcext:value-type="string">
            <text:p>"Liste de taxes fournisseurs" is the correct phrasing.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de taxes - Taux d'imposition</text:p>
          </table:table-cell>
          <table:table-cell office:value-type="string" calcext:value-type="string">
            <text:p>"Codes de taxes" is the correct term.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de mise en page SANS TAXES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u document SANS TAXES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u document SANS TAXES (15 codes)</text:p>
          </table:table-cell>
          <table:table-cell office:value-type="string" calcext:value-type="string">
            <text:p>"Sans taxes" is the correct term.</text:p>
          </table:table-cell>
        </table:table-row>
      </table:table>
      <table:table table:name="Tax-Cana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CA) - Canada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--------------|---------|-----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de TPS/TVH</text:p>
          </table:table-cell>
          <table:table-cell office:value-type="string" calcext:value-type="string">
            <text:p>GST/HST account</text:p>
          </table:table-cell>
          <table:table-cell office:value-type="string" calcext:value-type="string">
            <text:p>"TVA" is replaced with TPS (GST) or TVH (HST) in Canada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PS/TVH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Short for GST/HS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de TPS/TVH</text:p>
          </table:table-cell>
          <table:table-cell office:value-type="string" calcext:value-type="string">
            <text:p>Tax reference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PS/TVH déductible</text:p>
          </table:table-cell>
          <table:table-cell office:value-type="string" calcext:value-type="string">
            <text:p>Input tax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PS/TVH perçu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"Collectée" → "Perçue" (Canadian usage)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de TPS/TVH</text:p>
          </table:table-cell>
          <table:table-cell office:value-type="string" calcext:value-type="string">
            <text:p>Tax accounts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de TPS/TVH</text:p>
          </table:table-cell>
          <table:table-cell office:value-type="string" calcext:value-type="string">
            <text:p>Tax method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uméro de TPS/TVH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"N° TVA intracom." → Canadian format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du rapport de TPS/TVH</text:p>
          </table:table-cell>
          <table:table-cell office:value-type="string" calcext:value-type="string">
            <text:p>Tax report options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de TPS/TVH</text:p>
          </table:table-cell>
          <table:table-cell office:value-type="string" calcext:value-type="string">
            <text:p>Tax code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les écritures de TPS/TVH</text:p>
          </table:table-cell>
          <table:table-cell office:value-type="string" calcext:value-type="string">
            <text:p>Show tax transactions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PS/TVH séparément</text:p>
          </table:table-cell>
          <table:table-cell office:value-type="string" calcext:value-type="string">
            <text:p>Show tax separately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PS/TVH.</text:p>
          </table:table-cell>
          <table:table-cell office:value-type="string" calcext:value-type="string">
            <text:p>This is not a tax account!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PS/TVH a des transactions. Voulez-vous les transférer vers un autre compte?</text:p>
          </table:table-cell>
          <table:table-cell office:value-type="string" calcext:value-type="string">
            <text:p>This tax account has transactions! Transfer them?</text:p>
          </table:table-cell>
          <table:table-cell office:value-type="string" calcext:value-type="string">
            <text:p>More concise phrasing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Hors taxes)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Same as FR-FR but less common (Canada prefers "Avant taxes")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 (Taxes incluses)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"Toutes taxes comprises" → "Taxes incluses" (Canadian usage)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uméro de facture de TPS/TVH</text:p>
          </table:table-cell>
          <table:table-cell office:value-type="string" calcext:value-type="string">
            <text:p>Tax Invoice no.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Un type de TPS/TVH n'est pas permis pour un client/fournisseur dans un système basé sur les encaissements.</text:p>
          </table:table-cell>
          <table:table-cell office:value-type="string" calcext:value-type="string">
            <text:p>May not have a tax type for a debtor/creditor in cash-based system!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PS/TVH est calculée sur les encaissements. Elle n'est payable à l'ARC qu'après réception du paiement. Continuer?</text:p>
          </table:table-cell>
          <table:table-cell office:value-type="string" calcext:value-type="string">
            <text:p>Tax is payable to the CRA only upon receipt. Continue?</text:p>
          </table:table-cell>
          <table:table-cell office:value-type="string" calcext:value-type="string">
            <text:p>"ARC" = Canada Revenue Agency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uméro de TPS/TVH du client</text:p>
          </table:table-cell>
          <table:table-cell office:value-type="string" calcext:value-type="string">
            <text:p>Customer tax ref.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Enregistrement de TPS/TVH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"Immatriculation" → "Enregistrement" (Canadian term)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de TPS/TVH</text:p>
          </table:table-cell>
          <table:table-cell office:value-type="string" calcext:value-type="string">
            <text:p>Tax amount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de TPS/TVH</text:p>
          </table:table-cell>
          <table:table-cell office:value-type="string" calcext:value-type="string">
            <text:p>Tax accounts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cune TPS/TVH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"Pas de" → "Aucune" (more formal)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la TPS/TVH sur le compte de contrepartie</text:p>
          </table:table-cell>
          <table:table-cell office:value-type="string" calcext:value-type="string">
            <text:p>Remember tax on contra account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AVEC TPS/TVH</text:p>
          </table:table-cell>
          <table:table-cell office:value-type="string" calcext:value-type="string">
            <text:p>TAX INVOICE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DE TPS/TVH</text:p>
          </table:table-cell>
          <table:table-cell office:value-type="string" calcext:value-type="string">
            <text:p>TAX-AMT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PS/TVH non applicable</text:p>
          </table:table-cell>
          <table:table-cell office:value-type="string" calcext:value-type="string">
            <text:p>*Indicates non-TAX item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PS/TVH trouvé, mais le compte a été supprimé!</text:p>
          </table:table-cell>
          <table:table-cell office:value-type="string" calcext:value-type="string">
            <text:p>Tax amount found but account is deleted!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PS/TVH</text:p>
          </table:table-cell>
          <table:table-cell office:value-type="string" calcext:value-type="string">
            <text:p>Edit tax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PS/TVH par défaut</text:p>
          </table:table-cell>
          <table:table-cell office:value-type="string" calcext:value-type="string">
            <text:p>Use default tax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de TPS/TVH par défaut</text:p>
          </table:table-cell>
          <table:table-cell office:value-type="string" calcext:value-type="string">
            <text:p>Default tax account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PS/TVH liée</text:p>
          </table:table-cell>
          <table:table-cell office:value-type="string" calcext:value-type="string">
            <text:p>Use link tax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PS/TVH liée</text:p>
          </table:table-cell>
          <table:table-cell office:value-type="string" calcext:value-type="string">
            <text:p>Link tax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PS/TVH de contrepartie</text:p>
          </table:table-cell>
          <table:table-cell office:value-type="string" calcext:value-type="string">
            <text:p>Contra tax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PS/TVH par défaut</text:p>
          </table:table-cell>
          <table:table-cell office:value-type="string" calcext:value-type="string">
            <text:p>Use default tax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PS/TVH liée</text:p>
          </table:table-cell>
          <table:table-cell office:value-type="string" calcext:value-type="string">
            <text:p>Use link tax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PS/TVH liée</text:p>
          </table:table-cell>
          <table:table-cell office:value-type="string" calcext:value-type="string">
            <text:p>Link tax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PS/TVH de contrepartie</text:p>
          </table:table-cell>
          <table:table-cell office:value-type="string" calcext:value-type="string">
            <text:p>Contra tax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les articles par TPS/TVH dans le grand livre</text:p>
          </table:table-cell>
          <table:table-cell office:value-type="string" calcext:value-type="string">
            <text:p>Merge items per tax on ledger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PS/TVH stricte sur le compte</text:p>
          </table:table-cell>
          <table:table-cell office:value-type="string" calcext:value-type="string">
            <text:p>Strict tax on account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PS/TVH</text:p>
          </table:table-cell>
          <table:table-cell office:value-type="string" calcext:value-type="string">
            <text:p>Link tax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la TPS/TVH dans les documents</text:p>
          </table:table-cell>
          <table:table-cell office:value-type="string" calcext:value-type="string">
            <text:p>Show tax in documents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PS/TVH</text:p>
          </table:table-cell>
          <table:table-cell office:value-type="string" calcext:value-type="string">
            <text:p>Hide this tax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PS/TVH faussera votre déclaration! Évitez de consolider les lignes avec taxe.</text:p>
          </table:table-cell>
          <table:table-cell office:value-type="string" calcext:value-type="string">
            <text:p>Consolidating tax lines will distort your report! Avoid.</text:p>
          </table:table-cell>
          <table:table-cell office:value-type="string" calcext:value-type="string">
            <text:p>Adjusted for clarity.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et de TPS/TVH</text:p>
          </table:table-cell>
          <table:table-cell office:value-type="string" calcext:value-type="string">
            <text:p>Sales, Purchase, Cost, and Tax accounts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par code postal / numéro de TPS/TVH / numéro d'entreprise</text:p>
          </table:table-cell>
          <table:table-cell office:value-type="string" calcext:value-type="string">
            <text:p>Postal code / tax ID / biz reg. no.</text:p>
          </table:table-cell>
          <table:table-cell office:value-type="string" calcext:value-type="string">
            <text:p>"N° d'enregistrement" → "Numéro d'entreprise" (Canadian term).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Module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"Plugin" → "Module" (common in CA).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atégories de TPS/TVH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"Classes" → "Catégories" (preferred in CA).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atégorie de TPS/TVH</text:p>
          </table:table-cell>
          <table:table-cell office:value-type="string" calcext:value-type="string">
            <text:p>Tax class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des clients avec numéro de TPS/TVH</text:p>
          </table:table-cell>
          <table:table-cell office:value-type="string" calcext:value-type="string">
            <text:p>Tax list debtor with tax ID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vec taxe. Cela perturbera les déclarations. Continuer?</text:p>
          </table:table-cell>
          <table:table-cell office:value-type="string" calcext:value-type="string">
            <text:p>Posting profit/loss with tax will distort reports. Continue?</text:p>
          </table:table-cell>
          <table:table-cell office:value-type="string" calcext:value-type="string">
            <text:p>More concise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en-tête FTaxAmt</text:p>
          </table:table-cell>
          <table:table-cell office:value-type="string" calcext:value-type="string">
            <text:p>Update Dochead FTaxAmt</text:p>
          </table:table-cell>
          <table:table-cell/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le montant TPS/TVH (incl./excl.) (bug inversé)</text:p>
          </table:table-cell>
          <table:table-cell office:value-type="string" calcext:value-type="string">
            <text:p>Correct Incl./Excl. Tax amount (Reverse bug)</text:p>
          </table:table-cell>
          <table:table-cell/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avec TPS/TVH (PdV)</text:p>
          </table:table-cell>
          <table:table-cell office:value-type="string" calcext:value-type="string">
            <text:p>POS Tax Invoice</text:p>
          </table:table-cell>
          <table:table-cell/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de TPS/TVH</text:p>
          </table:table-cell>
          <table:table-cell office:value-type="string" calcext:value-type="string">
            <text:p>Your tax reference</text:p>
          </table:table-cell>
          <table:table-cell/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PS/TVH du document</text:p>
          </table:table-cell>
          <table:table-cell office:value-type="string" calcext:value-type="string">
            <text:p>Document tax</text:p>
          </table:table-cell>
          <table:table-cell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PS/TVH sur le compte de taxe</text:p>
          </table:table-cell>
          <table:table-cell office:value-type="string" calcext:value-type="string">
            <text:p>Tax on tax account</text:p>
          </table:table-cell>
          <table:table-cell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PS/TVH par période</text:p>
          </table:table-cell>
          <table:table-cell office:value-type="string" calcext:value-type="string">
            <text:p>Tax per period</text:p>
          </table:table-cell>
          <table:table-cell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PS/TVH (sans codes)</text:p>
          </table:table-cell>
          <table:table-cell office:value-type="string" calcext:value-type="string">
            <text:p>Invoice No Tax (no codes)</text:p>
          </table:table-cell>
          <table:table-cell/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PS/TVH (sans codes)</text:p>
          </table:table-cell>
          <table:table-cell office:value-type="string" calcext:value-type="string">
            <text:p>Credit note No Tax (no codes)</text:p>
          </table:table-cell>
          <table:table-cell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PS/TVH (sans codes)</text:p>
          </table:table-cell>
          <table:table-cell office:value-type="string" calcext:value-type="string">
            <text:p>Quote No Tax (no codes)</text:p>
          </table:table-cell>
          <table:table-cell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PS/TVH (sans codes)</text:p>
          </table:table-cell>
          <table:table-cell office:value-type="string" calcext:value-type="string">
            <text:p>Purchase No Tax (no codes)</text:p>
          </table:table-cell>
          <table:table-cell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PS/TVH (sans codes)</text:p>
          </table:table-cell>
          <table:table-cell office:value-type="string" calcext:value-type="string">
            <text:p>Supplier return No Tax (no codes)</text:p>
          </table:table-cell>
          <table:table-cell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PS/TVH (sans codes)</text:p>
          </table:table-cell>
          <table:table-cell office:value-type="string" calcext:value-type="string">
            <text:p>Order No Tax (no codes)</text:p>
          </table:table-cell>
          <table:table-cell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PS/TVH (15 codes)</text:p>
          </table:table-cell>
          <table:table-cell office:value-type="string" calcext:value-type="string">
            <text:p>Invoice No Tax (15 code)</text:p>
          </table:table-cell>
          <table:table-cell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PS/TVH (15 codes)</text:p>
          </table:table-cell>
          <table:table-cell office:value-type="string" calcext:value-type="string">
            <text:p>Credit note No Tax (15 code)</text:p>
          </table:table-cell>
          <table:table-cell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PS/TVH (15 codes)</text:p>
          </table:table-cell>
          <table:table-cell office:value-type="string" calcext:value-type="string">
            <text:p>Quote No Tax (15 code)</text:p>
          </table:table-cell>
          <table:table-cell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PS/TVH (15 codes)</text:p>
          </table:table-cell>
          <table:table-cell office:value-type="string" calcext:value-type="string">
            <text:p>Purchase No Tax (15 code)</text:p>
          </table:table-cell>
          <table:table-cell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PS/TVH (15 codes)</text:p>
          </table:table-cell>
          <table:table-cell office:value-type="string" calcext:value-type="string">
            <text:p>Supplier return No Tax (15 code)</text:p>
          </table:table-cell>
          <table:table-cell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PS/TVH (15 codes)</text:p>
          </table:table-cell>
          <table:table-cell office:value-type="string" calcext:value-type="string">
            <text:p>Order No Tax (15 code)</text:p>
          </table:table-cell>
          <table:table-cell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de TPS/TVH</text:p>
          </table:table-cell>
          <table:table-cell office:value-type="string" calcext:value-type="string">
            <text:p>Tax report</text:p>
          </table:table-cell>
          <table:table-cell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PS/TVH</text:p>
          </table:table-cell>
          <table:table-cell office:value-type="string" calcext:value-type="string">
            <text:p>Ledger and tax</text:p>
          </table:table-cell>
          <table:table-cell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entreprise et de TPS/TVH</text:p>
          </table:table-cell>
          <table:table-cell office:value-type="string" calcext:value-type="string">
            <text:p>Tax and company registration numbers</text:p>
          </table:table-cell>
          <table:table-cell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de TPS/TVH – Numéro de référence/document</text:p>
          </table:table-cell>
          <table:table-cell office:value-type="string" calcext:value-type="string">
            <text:p>Tax report - Ref./Doc no.</text:p>
          </table:table-cell>
          <table:table-cell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des fournisseurs avec numéro de TPS/TVH</text:p>
          </table:table-cell>
          <table:table-cell office:value-type="string" calcext:value-type="string">
            <text:p>Tax list creditor with tax ID</text:p>
          </table:table-cell>
          <table:table-cell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de TPS/TVH – Taux d'imposition</text:p>
          </table:table-cell>
          <table:table-cell office:value-type="string" calcext:value-type="string">
            <text:p>Tax codes - Tax rates</text:p>
          </table:table-cell>
          <table:table-cell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de mise en page SANS TPS/TVH</text:p>
          </table:table-cell>
          <table:table-cell office:value-type="string" calcext:value-type="string">
            <text:p>NO-TAX Layout file</text:p>
          </table:table-cell>
          <table:table-cell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SANS TPS/TVH</text:p>
          </table:table-cell>
          <table:table-cell office:value-type="string" calcext:value-type="string">
            <text:p>NO-TAX Document layout</text:p>
          </table:table-cell>
          <table:table-cell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SANS TPS/TVH (15 codes)</text:p>
          </table:table-cell>
          <table:table-cell office:value-type="string" calcext:value-type="string">
            <text:p>NO-TAX Document layout (15-code)</text:p>
          </table:table-cell>
          <table:table-cell/>
        </table:table-row>
      </table:table>
      <table:table table:name="Taz-Camerou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CM) - Cameroon</text:p>
          </table:table-cell>
          <table:table-cell office:value-type="string" calcext:value-type="string">
            <text:p>English (EN)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m to another tax account?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Hors Taxes)</text:p>
          </table:table-cell>
          <table:table-cell office:value-type="string" calcext:value-type="string">
            <text:p>Tax excluded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 (Toutes Taxes Comprises)</text:p>
          </table:table-cell>
          <table:table-cell office:value-type="string" calcext:value-type="string">
            <text:p>Tax includ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-based system!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-based method treats tax purely on a cash basis. Tax is payable to revenue authorities only when received from the customer. Do you wish to continue?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les Articles par TVA dans le grand livre</text:p>
          </table:table-cell>
          <table:table-cell office:value-type="string" calcext:value-type="string">
            <text:p>Merge items per tax on ledger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la TVA dans les Documents</text:p>
          </table:table-cell>
          <table:table-cell office:value-type="string" calcext:value-type="string">
            <text:p>Show tax in documents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Ensure you do not use tax or consolidate lines!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, and Tax accounts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osting profit/loss to the ledger with tax! This will mess up tax reports! Do you wish to continue?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QC)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Changes Mad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de TPS/TVQ</text:p>
          </table:table-cell>
          <table:table-cell office:value-type="string" calcext:value-type="string">
            <text:p>GST/QST account</text:p>
          </table:table-cell>
          <table:table-cell office:value-type="string" calcext:value-type="string">
            <text:p>Already QC-optimized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&amp;TPS/TVQ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/>
            <text:p>202<text:tab/>Réf. de TPS/TVQ<text:tab/>Tax reference<text:tab/>Abbreviated "Référence"</text:p>
            <text:p>219<text:tab/>TPS/TVQ déductible<text:tab/>Input tax<text:tab/>Changed from "TVA"</text:p>
            <text:p>220<text:tab/>TPS/TVQ perçue<text:tab/>Output tax<text:tab/>Changed from "TVA"</text:p>
            <text:p>254<text:tab/>Comptes TPS/TVQ<text:tab/>Tax accounts<text:tab/>Changed from "TVA"</text:p>
            <text:p>314<text:tab/>Régime TPS/TVQ<text:tab/>Tax method<text:tab/>Changed from "TVA"</text:p>
            <text:p>317<text:tab/>N° TPS/TVQ (RQ)<text:tab/>Tax reg. no.<text:tab/>Optimized spacing</text:p>
            <text:p>390<text:tab/>Options rapport TPS/TVQ<text:tab/>Tax report options<text:tab/>Changed from "TVA"</text:p>
            <text:p>391<text:tab/>Code TPS/TVQ<text:tab/>Tax code<text:tab/>Changed from "TVA"</text:p>
            <text:p>407<text:tab/>Afficher écritures TPS/TVQ<text:tab/>Show tax transactions<text:tab/>Changed from "TVA"</text:p>
            <text:p>409<text:tab/>Afficher TPS/TVQ séparément<text:tab/>Show tax separately<text:tab/>More concise</text:p>
            <text:p>469<text:tab/>Ce n'est pas un compte TPS/TVQ.<text:tab/>This is not a tax account!<text:tab/>Changed from "TVA"</text:p>
            <text:p>529<text:tab/>Ce compte TPS/TVQ a des transactions. Transférer à un autre compte?<text:tab/>This tax account has transactions! Transfer them?<text:tab/>More concise QC phrasing</text:p>
            <text:p>609<text:tab/>TPS/TVQ<text:tab/>Tax<text:tab/>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Avant taxes)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QC preferred phrasing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PS/TVQ incluses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More precis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PS/TVQ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ype TPS/TVQ interdit pour client/fournisseur (système encaissements)</text:p>
          </table:table-cell>
          <table:table-cell office:value-type="string" calcext:value-type="string">
            <text:p>May not have tax type for debtor/creditor in payments system</text:p>
          </table:table-cell>
          <table:table-cell office:value-type="string" calcext:value-type="string">
            <text:p>More concis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éthode encaissement : TPS/TVQ payable (ARC/RQ) seulement après paiement. Continuer?</text:p>
          </table:table-cell>
          <table:table-cell office:value-type="string" calcext:value-type="string">
            <text:p>Cash basis: GST/QST payable (CRA/RQ) only upon receipt. Continue?</text:p>
          </table:table-cell>
          <table:table-cell office:value-type="string" calcext:value-type="string">
            <text:p>Optimized for space/clarity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réf. client TPS/TVQ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More concise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Enreg. TPS/TVQ (RQ)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Abbreviated "Enregistrement"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PS/TVQ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PS/TVQ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hanged from "TVA"</text:p>
          </table:table-cell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/>
            <text:p>1925<text:tab/>TPS/TVQ<text:tab/>Tax<text:tab/>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cune TPS/TVQ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More formal QC phrasing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PS/TVQ sur cpt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Abbreviated "compte"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PS/TVQ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PS/TVQ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PS/TVQ non applic.</text:p>
          </table:table-cell>
          <table:table-cell office:value-type="string" calcext:value-type="string">
            <text:p>*Non-TAX item</text:p>
          </table:table-cell>
          <table:table-cell office:value-type="string" calcext:value-type="string">
            <text:p>Abbreviated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QC)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Changes Mad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de TPS/TVQ</text:p>
          </table:table-cell>
          <table:table-cell office:value-type="string" calcext:value-type="string">
            <text:p>GST/QST account</text:p>
          </table:table-cell>
          <table:table-cell office:value-type="string" calcext:value-type="string">
            <text:p>Already QC-optimized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&amp;TPS/TVQ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/>
            <text:p>202<text:tab/>Réf. de TPS/TVQ<text:tab/>Tax reference<text:tab/>Abbreviated "Référence"</text:p>
            <text:p>219<text:tab/>TPS/TVQ déductible<text:tab/>Input tax<text:tab/>Changed from "TVA"</text:p>
            <text:p>220<text:tab/>TPS/TVQ perçue<text:tab/>Output tax<text:tab/>Changed from "TVA"</text:p>
            <text:p>254<text:tab/>Comptes TPS/TVQ<text:tab/>Tax accounts<text:tab/>Changed from "TVA"</text:p>
            <text:p>314<text:tab/>Régime TPS/TVQ<text:tab/>Tax method<text:tab/>Changed from "TVA"</text:p>
            <text:p>317<text:tab/>N° TPS/TVQ (RQ)<text:tab/>Tax reg. no.<text:tab/>Optimized spacing</text:p>
            <text:p>390<text:tab/>Options rapport TPS/TVQ<text:tab/>Tax report options<text:tab/>Changed from "TVA"</text:p>
            <text:p>391<text:tab/>Code TPS/TVQ<text:tab/>Tax code<text:tab/>Changed from "TVA"</text:p>
            <text:p>407<text:tab/>Afficher écritures TPS/TVQ<text:tab/>Show tax transactions<text:tab/>Changed from "TVA"</text:p>
            <text:p>409<text:tab/>Afficher TPS/TVQ séparément<text:tab/>Show tax separately<text:tab/>More concise</text:p>
            <text:p>469<text:tab/>Ce n'est pas un compte TPS/TVQ.<text:tab/>This is not a tax account!<text:tab/>Changed from "TVA"</text:p>
            <text:p>529<text:tab/>Ce compte TPS/TVQ a des transactions. Transférer à un autre compte?<text:tab/>This tax account has transactions! Transfer them?<text:tab/>More concise QC phrasing</text:p>
            <text:p>609<text:tab/>TPS/TVQ<text:tab/>Tax<text:tab/>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Avant taxes)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QC preferred phrasing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PS/TVQ incluses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More precis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PS/TVQ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ype TPS/TVQ interdit pour client/fournisseur (système encaissements)</text:p>
          </table:table-cell>
          <table:table-cell office:value-type="string" calcext:value-type="string">
            <text:p>May not have tax type for debtor/creditor in payments system</text:p>
          </table:table-cell>
          <table:table-cell office:value-type="string" calcext:value-type="string">
            <text:p>More concis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éthode encaissement : TPS/TVQ payable (ARC/RQ) seulement après paiement. Continuer?</text:p>
          </table:table-cell>
          <table:table-cell office:value-type="string" calcext:value-type="string">
            <text:p>Cash basis: GST/QST payable (CRA/RQ) only upon receipt. Continue?</text:p>
          </table:table-cell>
          <table:table-cell office:value-type="string" calcext:value-type="string">
            <text:p>Optimized for space/clarity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réf. client TPS/TVQ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More concise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Enreg. TPS/TVQ (RQ)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Abbreviated "Enregistrement"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PS/TVQ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PS/TVQ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hanged from "TVA"</text:p>
          </table:table-cell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/>
            <text:p>1925<text:tab/>TPS/TVQ<text:tab/>Tax<text:tab/>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cune TPS/TVQ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More formal QC phrasing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PS/TVQ sur cpt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Abbreviated "compte"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PS/TVQ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PS/TVQ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PS/TVQ non applic.</text:p>
          </table:table-cell>
          <table:table-cell office:value-type="string" calcext:value-type="string">
            <text:p>*Non-TAX item</text:p>
          </table:table-cell>
          <table:table-cell office:value-type="string" calcext:value-type="string">
            <text:p>Abbrevia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[Additional IDs continue with same QC optimizations...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Quebec-Specific No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al Tax System: Always distinguish betwee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PS (5%) → Remitted to ARC (CRA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VQ (9.975%) → Remitted to Revenu Québec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Q Requirement: Quebec businesses must use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° entreprise (NEQ) instead of generic registration numbe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h Basis Accounting: Quebec allows special rules fo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thode de comptabilité d'exercice vs encaissemen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I Optimization Summar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ace Saved: Average 15-30% shorter label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breviations Used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éro → N°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 → Réf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registrement → Enreg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te → Cp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ntained Clarity: All professional tax meanings preserve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ould you like me to provide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ile-optimized versions of the longest labels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ebec-specific examples for complex scenarios like import/expor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lingual (FR-QC/EN) invoice samples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w chat</text:p>
          </table:table-cell>
          <table:table-cell table:number-columns-repeated="3"/>
        </table:table-row>
      </table:table>
      <table:table table:name="Sheet6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QC)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Changes Mad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de TPS/TVQ</text:p>
          </table:table-cell>
          <table:table-cell office:value-type="string" calcext:value-type="string">
            <text:p>GST/QST account</text:p>
          </table:table-cell>
          <table:table-cell office:value-type="string" calcext:value-type="string">
            <text:p>Standardized Quebec term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&amp;TPS/TVQ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/>
            <text:p>202<text:tab/>Réf. de TPS/TVQ<text:tab/>Tax reference<text:tab/>Abbreviated "Référence"</text:p>
            <text:p>219<text:tab/>TPS/TVQ déductible<text:tab/>Input tax<text:tab/>Changed from "TVA"</text:p>
            <text:p>220<text:tab/>TPS/TVQ perçue<text:tab/>Output tax<text:tab/>Changed from "TVA"</text:p>
            <text:p>254<text:tab/>Comptes TPS/TVQ<text:tab/>Tax accounts<text:tab/>Changed from "TVA"</text:p>
            <text:p>314<text:tab/>Régime TPS/TVQ<text:tab/>Tax method<text:tab/>Changed from "TVA"</text:p>
            <text:p>317<text:tab/>N° TPS/TVQ (RQ)<text:tab/>Tax reg. no.<text:tab/>Optimized spacing</text:p>
            <text:p>390<text:tab/>Options rapport TPS/TVQ<text:tab/>Tax report options<text:tab/>Changed from "TVA"</text:p>
            <text:p>391<text:tab/>Code TPS/TVQ<text:tab/>Tax code<text:tab/>Changed from "TVA"</text:p>
            <text:p>407<text:tab/>Afficher écritures TPS/TVQ<text:tab/>Show tax transactions<text:tab/>Changed from "TVA"</text:p>
            <text:p>409<text:tab/>Afficher TPS/TVQ séparément<text:tab/>Show tax separately<text:tab/>Changed from "TVA"</text:p>
            <text:p>469<text:tab/>Ce n'est pas un compte TPS/TVQ.<text:tab/>This is not a tax account!<text:tab/>Changed from "TVA"</text:p>
            <text:p>529<text:tab/>Ce compte TPS/TVQ a des transactions. Transférer?<text:tab/>This tax account has transactions! Transfer?<text:tab/>Shortened</text:p>
            <text:p>609<text:tab/>TPS/TVQ<text:tab/>Tax<text:tab/>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Avant taxes)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Added QC clarification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PS/TVQ incluses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More precis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PS/TVQ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ype TPS/TVQ interdit (système encaissements)</text:p>
          </table:table-cell>
          <table:table-cell office:value-type="string" calcext:value-type="string">
            <text:p>Tax type not allowed (cash basis)</text:p>
          </table:table-cell>
          <table:table-cell office:value-type="string" calcext:value-type="string">
            <text:p>More concis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PS/TVQ payable (ARC/RQ) seulement après paiement. Continuer?</text:p>
          </table:table-cell>
          <table:table-cell office:value-type="string" calcext:value-type="string">
            <text:p>GST/QST payable (CRA/RQ) only upon receipt. Continue?</text:p>
          </table:table-cell>
          <table:table-cell office:value-type="string" calcext:value-type="string">
            <text:p>Optimized for space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réf. client TPS/TVQ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Enreg. TPS/TVQ (RQ)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Abbreviated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PS/TVQ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PS/TVQ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cune TPS/TVQ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More formal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PS/TVQ sur cpt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Abbreviated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PS/TVQ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PS/TVQ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TPS/TVQ non applic.</text:p>
          </table:table-cell>
          <table:table-cell office:value-type="string" calcext:value-type="string">
            <text:p>*Non-TAX item</text:p>
          </table:table-cell>
          <table:table-cell office:value-type="string" calcext:value-type="string">
            <text:p>Abbreviated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TPS/TVQ trouvé (compte supprimé)</text:p>
          </table:table-cell>
          <table:table-cell office:value-type="string" calcext:value-type="string">
            <text:p>Tax amount found (account deleted)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TPS/TVQ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TPS/TVQ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PS/TVQ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TPS/TVQ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PS/TVQ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TPS/TVQ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TPS/TVQ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PS/TVQ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par TPS/TVQ (grand livre)</text:p>
          </table:table-cell>
          <table:table-cell office:value-type="string" calcext:value-type="string">
            <text:p>Merge by tax (ledger)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PS/TVQ stricte sur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TPS/TVQ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PS/TVQ dans doc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PS/TVQ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Consolidation avec TPS/TVQ faussera déclaration!</text:p>
          </table:table-cell>
          <table:table-cell office:value-type="string" calcext:value-type="string">
            <text:p>Consolidating with tax will distort report!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achats/ventes/coûts/TPS/TVQ</text:p>
          </table:table-cell>
          <table:table-cell office:value-type="string" calcext:value-type="string">
            <text:p>Sales/Purchase/Cost/Tax accounts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: code postal/N° TPS/TVQ/NEQ</text:p>
          </table:table-cell>
          <table:table-cell office:value-type="string" calcext:value-type="string">
            <text:p>Postal code/tax ID/NEQ lookup</text:p>
          </table:table-cell>
          <table:table-cell office:value-type="string" calcext:value-type="string">
            <text:p>Optimized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Module fiscal néerlandais</text:p>
          </table:table-cell>
          <table:table-cell office:value-type="string" calcext:value-type="string">
            <text:p>Dutch Tax module</text:p>
          </table:table-cell>
          <table:table-cell office:value-type="string" calcext:value-type="string">
            <text:p>More accurate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.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Abbreviated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atégories TPS/TVQ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atégorie TPS/TVQ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clients (N° TPS/TVQ)</text:p>
          </table:table-cell>
          <table:table-cell office:value-type="string" calcext:value-type="string">
            <text:p>Tax list (debtor)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Profits/pertes avec taxe perturberont rapports. Continuer?</text:p>
          </table:table-cell>
          <table:table-cell office:value-type="string" calcext:value-type="string">
            <text:p>Profit/loss with tax will distort reports. Continue?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PS/TVQ (incl./excl.)</text:p>
          </table:table-cell>
          <table:table-cell office:value-type="string" calcext:value-type="string">
            <text:p>Correct Incl./Excl. Tax amoun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PS/TVQ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° TPS/TVQ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PS/TVQ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PS/TVQ sur compte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PS/TVQ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PS/TVQ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PS/TVQ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PS/TVQ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PS/TVQ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. SANS TPS/TVQ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PS/TVQ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PS/TVQ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PS/TVQ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PS/TVQ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PS/TVQ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. SANS TPS/TVQ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PS/TVQ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PS/TVQ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PS/TVQ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° fiscal et NEQ</text:p>
          </table:table-cell>
          <table:table-cell office:value-type="string" calcext:value-type="string">
            <text:p>Tax and biz reg. numbers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PS/TVQ - N° réf./doc</text:p>
          </table:table-cell>
          <table:table-cell office:value-type="string" calcext:value-type="string">
            <text:p>Tax report - Ref/Doc no.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fourn. (N° TPS/TVQ)</text:p>
          </table:table-cell>
          <table:table-cell office:value-type="string" calcext:value-type="string">
            <text:p>Tax list (creditor)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PS/TVQ - Taux</text:p>
          </table:table-cell>
          <table:table-cell office:value-type="string" calcext:value-type="string">
            <text:p>Tax codes - Rates</text:p>
          </table:table-cell>
          <table:table-cell office:value-type="string" calcext:value-type="string">
            <text:p>Shortened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PS/TVQ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SANS TPS/TVQ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Changed from "TVA"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SANS TPS/TVQ (15 codes)</text:p>
          </table:table-cell>
          <table:table-cell office:value-type="string" calcext:value-type="string">
            <text:p>NO-TAX Layout (15-code)</text:p>
          </table:table-cell>
          <table:table-cell office:value-type="string" calcext:value-type="string">
            <text:p>Changed from "TVA"</text:p>
          </table:table-cell>
        </table:table-row>
      </table:table>
      <table:table table:name="Tax-FR-Canada-Quebec 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QC)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Changes Mad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de TPS/TVQ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PS/TVQ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de TPS/TVQ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PS/TVQ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PS/TVQ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de TPS/TVQ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de TPS/TVQ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de TPS/TVQ (RQ)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"TVA" → "TPS/TVQ", added "(RQ)"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du rapport TPS/TVQ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de TPS/TVQ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les écritures TPS/TVQ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PS/TVQ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PS/TVQ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PS/TVQ a des transactions. Souhaitez-vous les transférer à un autre compte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"TVA" → "TPS/TVQ", shortened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Avant taxes)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Added QC clarification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PS/TVQ incluses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"TTC" → explicit "TPS/TVQ"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de facture TPS/TVQ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ype de TPS/TVQ interdit pour un client/fournisseur (système encaissements)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"TVA" → "TPS/TVQ", shortened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éthode encaissement : TPS/TVQ payable à Revenu Québec (TVQ) et ARC (TPS) après réception. Continuer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Quebec-specific authorities added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de réf. client TPS/TVQ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Enregistrement de TPS/TVQ (RQ)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"TVA" → "TPS/TVQ", added "(RQ)"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de TPS/TVQ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de TPS/TVQ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cune TPS/TVQ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"Pas de TVA" → formal QC term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la TPS/TVQ sur le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PS/TVQ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DE TPS/TVQ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PS/TVQ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PS/TVQ trouvé, mais le compte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PS/TVQ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PS/TVQ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de TPS/TVQ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PS/TVQ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PS/TVQ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PS/TVQ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PS/TVQ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PS/TVQ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les articles par TPS/TVQ dans le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PS/TVQ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PS/TVQ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la TPS/TVQ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PS/TVQ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PS/TVQ faussera votre déclaration ! Assurez-vous de ne pas consolider les lignes avec taxe.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et de TPS/TVQ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par code postal / N° de TPS/TVQ / NEQ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"TVA" → "TPS/TVQ", added "NEQ"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Module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"Plugin" → "Module" (QC term)</text:p>
          </table:table-cell>
        </table:table-row>
        <table:table-row table:style-name="ro4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/>
            <text:p>3465<text:tab/>Catégories de TPS/TVQ<text:tab/>Tax classes<text:tab/>"Classes TVA" → QC term</text:p>
            <text:p>3466<text:tab/>Catégorie de TPS/TVQ<text:tab/>Tax class<text:tab/>"Classe TVA" → QC term</text:p>
            <text:p>3675<text:tab/>Liste des clients (N° de TPS/TVQ)<text:tab/>Tax list debtor with tax id<text:tab/>"TVA" → "TPS/TVQ"</text:p>
            <text:p>3735<text:tab/>Profits/pertes avec TPS/TVQ perturberont les rapports. Continuer ?<text:tab/>You are putting profit/loss on ledger with tax! This will messup tax reports! Do you wish to continue?<text:tab/>"TVA" → "TPS/TVQ"</text:p>
            <text:p>903147<text:tab/>Màj Dochead FTaxAmt<text:tab/>Update Dochead FTaxAmt<text:tab/>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PS/TVQ (incl./excl.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PS/TVQ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° de TPS/TVQ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PS/TVQ du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PS/TVQ sur le compte de taxe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PS/TVQ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PS/TVQ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PS/TVQ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PS/TVQ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PS/TVQ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. SANS TPS/TVQ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PS/TVQ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PS/TVQ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PS/TVQ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PS/TVQ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PS/TVQ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. SANS TPS/TVQ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PS/TVQ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de TPS/TVQ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PS/TVQ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° fiscal et NEQ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Quebec-specific terms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PS/TVQ - N° réf./doc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fourn. (N° de TPS/TVQ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de TPS/TVQ - Taux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PS/TVQ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SANS TPS/TVQ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"TVA" → "TPS/TVQ"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SANS TPS/TVQ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"TVA" → "TPS/TVQ"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QC) - Optimized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Changes Made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TPS/TVQ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Dropped "la"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TPS/TVQ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Dropped "la" + "par"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PS/TVQ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Dropped "de" + "par"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TPS/TVQ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Dropped "la"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(No change needed)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PS/TVQ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Dropped "de"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TPS/TVQ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Dropped "la" + "par"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TPS/TVQ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Dropped "la"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PS/TVQ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Dropped "de"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PS/TVQ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Dropped "les" + "dans le grand livre" (context implied)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PS/TVQ strict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Dropped "sur le"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TPS/TVQ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Dropped "de"</text:p>
          </table:table-cell>
        </table:table-row>
      </table:table>
      <table:table table:name="Tax-FR-Canada-Other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QC)</text:p>
          </table:table-cell>
          <table:table-cell office:value-type="string" calcext:value-type="string">
            <text:p>English (EN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PS/TVQ</text:p>
          </table:table-cell>
          <table:table-cell office:value-type="string" calcext:value-type="string">
            <text:p>Tax accoun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PS/TVQ</text:p>
          </table:table-cell>
          <table:table-cell office:value-type="string" calcext:value-type="string">
            <text:p>&amp;Ta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. TPS/TVQ</text:p>
          </table:table-cell>
          <table:table-cell office:value-type="string" calcext:value-type="string">
            <text:p>Tax referenc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PS/TVQ déductible</text:p>
          </table:table-cell>
          <table:table-cell office:value-type="string" calcext:value-type="string">
            <text:p>Input ta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PS/TVQ perçue</text:p>
          </table:table-cell>
          <table:table-cell office:value-type="string" calcext:value-type="string">
            <text:p>Output tax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PS/TVQ</text:p>
          </table:table-cell>
          <table:table-cell office:value-type="string" calcext:value-type="string">
            <text:p>Tax account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PS/TVQ</text:p>
          </table:table-cell>
          <table:table-cell office:value-type="string" calcext:value-type="string">
            <text:p>Tax method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PS/TVQ (RQ)</text:p>
          </table:table-cell>
          <table:table-cell office:value-type="string" calcext:value-type="string">
            <text:p>Tax reg. no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PS/TVQ</text:p>
          </table:table-cell>
          <table:table-cell office:value-type="string" calcext:value-type="string">
            <text:p>Tax report option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PS/TVQ</text:p>
          </table:table-cell>
          <table:table-cell office:value-type="string" calcext:value-type="string">
            <text:p>Tax cod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PS/TVQ</text:p>
          </table:table-cell>
          <table:table-cell office:value-type="string" calcext:value-type="string">
            <text:p>Show tax transaction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TPS/TVQ séparément</text:p>
          </table:table-cell>
          <table:table-cell office:value-type="string" calcext:value-type="string">
            <text:p>Show tax separately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TPS/TVQ.</text:p>
          </table:table-cell>
          <table:table-cell office:value-type="string" calcext:value-type="string">
            <text:p>This is not a tax account!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ompte TPS/TVQ a des transactions. Transférer?</text:p>
          </table:table-cell>
          <table:table-cell office:value-type="string" calcext:value-type="string">
            <text:p>This tax account has transactions! Transfer?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Avant taxes)</text:p>
          </table:table-cell>
          <table:table-cell office:value-type="string" calcext:value-type="string">
            <text:p>Tax excluded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PS/TVQ incluses</text:p>
          </table:table-cell>
          <table:table-cell office:value-type="string" calcext:value-type="string">
            <text:p>Tax includ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PS/TVQ</text:p>
          </table:table-cell>
          <table:table-cell office:value-type="string" calcext:value-type="string">
            <text:p>Tax Invoice no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ype TPS/TVQ interdit (système encaissements)</text:p>
          </table:table-cell>
          <table:table-cell office:value-type="string" calcext:value-type="string">
            <text:p>Tax type not allowed (cash basis)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PS/TVQ payable (ARC/RQ) après paiement. Continuer?</text:p>
          </table:table-cell>
          <table:table-cell office:value-type="string" calcext:value-type="string">
            <text:p>Tax payable upon receipt. Continue?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réf. client TPS/TVQ</text:p>
          </table:table-cell>
          <table:table-cell office:value-type="string" calcext:value-type="string">
            <text:p>Customer tax ref.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Enreg. TPS/TVQ (RQ)</text:p>
          </table:table-cell>
          <table:table-cell office:value-type="string" calcext:value-type="string">
            <text:p>Tax registration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PS/TVQ</text:p>
          </table:table-cell>
          <table:table-cell office:value-type="string" calcext:value-type="string">
            <text:p>Tax amount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PS/TVQ</text:p>
          </table:table-cell>
          <table:table-cell office:value-type="string" calcext:value-type="string">
            <text:p>Tax accounts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cune TPS/TVQ</text:p>
          </table:table-cell>
          <table:table-cell office:value-type="string" calcext:value-type="string">
            <text:p>No tax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. TPS/TVQ cpte cptr</text:p>
          </table:table-cell>
          <table:table-cell office:value-type="string" calcext:value-type="string">
            <text:p>Remember tax on contra account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PS/TVQ</text:p>
          </table:table-cell>
          <table:table-cell office:value-type="string" calcext:value-type="string">
            <text:p>TAX INVOIC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T TPS/TVQ</text:p>
          </table:table-cell>
          <table:table-cell office:value-type="string" calcext:value-type="string">
            <text:p>TAX-AMT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TPS/TVQ non applic.</text:p>
          </table:table-cell>
          <table:table-cell office:value-type="string" calcext:value-type="string">
            <text:p>*Non-TAX item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TPS/TVQ trouvé (compte supprimé)</text:p>
          </table:table-cell>
          <table:table-cell office:value-type="string" calcext:value-type="string">
            <text:p>Tax amount found (account deleted)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TPS/TVQ</text:p>
          </table:table-cell>
          <table:table-cell office:value-type="string" calcext:value-type="string">
            <text:p>Edit tax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TPS/TVQ défaut</text:p>
          </table:table-cell>
          <table:table-cell office:value-type="string" calcext:value-type="string">
            <text:p>Use default tax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PS/TVQ défaut</text:p>
          </table:table-cell>
          <table:table-cell office:value-type="string" calcext:value-type="string">
            <text:p>Default tax account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TPS/TVQ liée</text:p>
          </table:table-cell>
          <table:table-cell office:value-type="string" calcext:value-type="string">
            <text:p>Use link tax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PS/TVQ cptr</text:p>
          </table:table-cell>
          <table:table-cell office:value-type="string" calcext:value-type="string">
            <text:p>Contra tax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TPS/TVQ défaut</text:p>
          </table:table-cell>
          <table:table-cell office:value-type="string" calcext:value-type="string">
            <text:p>Use default tax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TPS/TVQ liée</text:p>
          </table:table-cell>
          <table:table-cell office:value-type="string" calcext:value-type="string">
            <text:p>Use link tax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PS/TVQ cptr</text:p>
          </table:table-cell>
          <table:table-cell office:value-type="string" calcext:value-type="string">
            <text:p>Contra tax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. par TPS/TVQ</text:p>
          </table:table-cell>
          <table:table-cell office:value-type="string" calcext:value-type="string">
            <text:p>Merge items per tax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PS/TVQ stricte cpte</text:p>
          </table:table-cell>
          <table:table-cell office:value-type="string" calcext:value-type="string">
            <text:p>Strict tax on account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TPS/TVQ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PS/TVQ docs</text:p>
          </table:table-cell>
          <table:table-cell office:value-type="string" calcext:value-type="string">
            <text:p>Show tax in documents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TPS/TVQ</text:p>
          </table:table-cell>
          <table:table-cell office:value-type="string" calcext:value-type="string">
            <text:p>Hide this tax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Consolid. avec TPS/TVQ = décl. faussée</text:p>
          </table:table-cell>
          <table:table-cell office:value-type="string" calcext:value-type="string">
            <text:p>Consolidating with tax distorts reports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pts achats/ventes/coûts/TPS/TVQ</text:p>
          </table:table-cell>
          <table:table-cell office:value-type="string" calcext:value-type="string">
            <text:p>Sales/Purchase/Cost/Tax accounts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: CP/N°TPS/TVQ/NEQ</text:p>
          </table:table-cell>
          <table:table-cell office:value-type="string" calcext:value-type="string">
            <text:p>Search by postal code/tax ID/NEQ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Module fiscal néerl.</text:p>
          </table:table-cell>
          <table:table-cell office:value-type="string" calcext:value-type="string">
            <text:p>Dutch Tax module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. fisc. belges</text:p>
          </table:table-cell>
          <table:table-cell office:value-type="string" calcext:value-type="string">
            <text:p>Belgium Tax Returns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atég. TPS/TVQ</text:p>
          </table:table-cell>
          <table:table-cell office:value-type="string" calcext:value-type="string">
            <text:p>Tax classes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atég. TPS/TVQ</text:p>
          </table:table-cell>
          <table:table-cell office:value-type="string" calcext:value-type="string">
            <text:p>Tax clas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clients (N°TPS/TVQ)</text:p>
          </table:table-cell>
          <table:table-cell office:value-type="string" calcext:value-type="string">
            <text:p>Tax list debtor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Profits/pertes + TPS/TVQ = décl. faussée. OK?</text:p>
          </table:table-cell>
          <table:table-cell office:value-type="string" calcext:value-type="string">
            <text:p>Profit/loss with tax distorts reports. Continue?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. montant TPS/TVQ (bug inversé)</text:p>
          </table:table-cell>
          <table:table-cell office:value-type="string" calcext:value-type="string">
            <text:p>Correct tax amount (reverse bug)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PS/TVQ PdV</text:p>
          </table:table-cell>
          <table:table-cell office:value-type="string" calcext:value-type="string">
            <text:p>POS Tax Invoice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°TPS/TVQ</text:p>
          </table:table-cell>
          <table:table-cell office:value-type="string" calcext:value-type="string">
            <text:p>Your tax reference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PS/TVQ doc</text:p>
          </table:table-cell>
          <table:table-cell office:value-type="string" calcext:value-type="string">
            <text:p>Document tax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PS/TVQ cpte taxe</text:p>
          </table:table-cell>
          <table:table-cell office:value-type="string" calcext:value-type="string">
            <text:p>Tax on tax account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PS/TVQ/période</text:p>
          </table:table-cell>
          <table:table-cell office:value-type="string" calcext:value-type="string">
            <text:p>Tax per period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PS/TVQ</text:p>
          </table:table-cell>
          <table:table-cell office:value-type="string" calcext:value-type="string">
            <text:p>Invoice No Tax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PS/TVQ</text:p>
          </table:table-cell>
          <table:table-cell office:value-type="string" calcext:value-type="string">
            <text:p>Credit note No Tax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PS/TVQ</text:p>
          </table:table-cell>
          <table:table-cell office:value-type="string" calcext:value-type="string">
            <text:p>Quote No Tax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PS/TVQ</text:p>
          </table:table-cell>
          <table:table-cell office:value-type="string" calcext:value-type="string">
            <text:p>Purchase No Tax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. SANS TPS/TVQ</text:p>
          </table:table-cell>
          <table:table-cell office:value-type="string" calcext:value-type="string">
            <text:p>Supplier return No Tax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PS/TVQ</text:p>
          </table:table-cell>
          <table:table-cell office:value-type="string" calcext:value-type="string">
            <text:p>Order No Tax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PS/TVQ (15)</text:p>
          </table:table-cell>
          <table:table-cell office:value-type="string" calcext:value-type="string">
            <text:p>Invoice No Tax (15)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PS/TVQ (15)</text:p>
          </table:table-cell>
          <table:table-cell office:value-type="string" calcext:value-type="string">
            <text:p>Credit note No Tax (15)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PS/TVQ (15)</text:p>
          </table:table-cell>
          <table:table-cell office:value-type="string" calcext:value-type="string">
            <text:p>Quote No Tax (15)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PS/TVQ (15)</text:p>
          </table:table-cell>
          <table:table-cell office:value-type="string" calcext:value-type="string">
            <text:p>Purchase No Tax (15)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. SANS TPS/TVQ (15)</text:p>
          </table:table-cell>
          <table:table-cell office:value-type="string" calcext:value-type="string">
            <text:p>Supplier return No Tax (15)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PS/TVQ (15)</text:p>
          </table:table-cell>
          <table:table-cell office:value-type="string" calcext:value-type="string">
            <text:p>Order No Tax (15)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PS/TVQ</text:p>
          </table:table-cell>
          <table:table-cell office:value-type="string" calcext:value-type="string">
            <text:p>Tax report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TPS/TVQ</text:p>
          </table:table-cell>
          <table:table-cell office:value-type="string" calcext:value-type="string">
            <text:p>Ledger and tax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° fiscal/NEQ</text:p>
          </table:table-cell>
          <table:table-cell office:value-type="string" calcext:value-type="string">
            <text:p>Tax and biz reg. numbers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PS/TVQ - N°réf/doc</text:p>
          </table:table-cell>
          <table:table-cell office:value-type="string" calcext:value-type="string">
            <text:p>Tax report - Ref/Doc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fourn. (N°TPS/TVQ)</text:p>
          </table:table-cell>
          <table:table-cell office:value-type="string" calcext:value-type="string">
            <text:p>Tax list creditor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PS/TVQ - Taux</text:p>
          </table:table-cell>
          <table:table-cell office:value-type="string" calcext:value-type="string">
            <text:p>Tax codes - Rates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layout NON-TAX</text:p>
          </table:table-cell>
          <table:table-cell office:value-type="string" calcext:value-type="string">
            <text:p>NO-TAX Layout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Layout doc NON-TAX</text:p>
          </table:table-cell>
          <table:table-cell office:value-type="string" calcext:value-type="string">
            <text:p>NO-TAX Document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Layout doc NON-TAX (15)</text:p>
          </table:table-cell>
          <table:table-cell office:value-type="string" calcext:value-type="string">
            <text:p>NO-TAX Document (15)</text:p>
          </table:table-cell>
        </table:table-row>
      </table:table>
      <table:table table:name="Sheet9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QC)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French Other Canada</text:p>
          </table:table-cell>
          <table:table-cell office:value-type="string" calcext:value-type="string">
            <text:p>Corrections/Change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PS/TVQ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TPS/TVH</text:p>
          </table:table-cell>
          <table:table-cell office:value-type="string" calcext:value-type="string">
            <text:p>Changed "TVQ" to "TVH" for other provinc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PS/TVQ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de TPS/TVQ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de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PS/TVQ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PS/TVH déductibl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PS/TVQ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PS/TVH collecté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PS/TVQ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PS/TVQ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PS/TVQ (RQ)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TPS/TVH (ARC)</text:p>
          </table:table-cell>
          <table:table-cell office:value-type="string" calcext:value-type="string">
            <text:p>Changed "TVQ" to "TVH" and "RQ" to "ARC"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du rapport TPS/TVQ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de TPS/TVQ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de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les écritures TPS/TVQ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les écritures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PS/TVQ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a TPS/TVH séparément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PS/TVQ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PS/TVH.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PS/TVQ a des transactions. Souhaitez-vous les transférer à un autre compte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PS/TVH a des transactions. Souhaitez-vous les transférer à un autre compte?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Avant taxes)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 (Avant taxes)</text:p>
          </table:table-cell>
          <table:table-cell office:value-type="string" calcext:value-type="string">
            <text:p>No change needed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PS/TVQ incluses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PS/TVH incluses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PS/TVQ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facture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Interdit : type de TPS/TVQ pour un client/fournisseur en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Interdit : type de TPS/TVH pour un client/fournisseur en système basé sur les encaissements.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PS/TVQ est calculée uniquement lors de l'encaissement. La taxe n'est payable à Revenu Québec (TVQ) et à l'ARC (TPS) qu'une fois le paiement reçu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, la TPS/TVH est calculée uniquement lors de l'encaissement. La taxe n'est payable à l'ARC qu'une fois le paiement reçu du client. Voulez-vous continuer ?</text:p>
          </table:table-cell>
          <table:table-cell office:value-type="string" calcext:value-type="string">
            <text:p>Changed "TVQ" to "TVH" and removed Quebec-specific reference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réf. client TPS/TVQ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réf. client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Enregistrement TPS/TVQ (RQ)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Enregistrement TPS/TVH (ARC)</text:p>
          </table:table-cell>
          <table:table-cell office:value-type="string" calcext:value-type="string">
            <text:p>Changed "TVQ" to "TVH" and "RQ" to "ARC"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PS/TVQ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PS/TVQ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cune TPS/TVQ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Aucune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. TPS/TVQ sur cpt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. TPS/TVH sur cpte contreparti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PS/TVQ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T TPS/TVQ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T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TPS/TVQ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TPS/TVH non applicabl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PS/TVQ trouvé, mais le compte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Montant de TPS/TVH trouvé, mais le compte a été supprimé !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TPS/TVQ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TPS/TVQ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TPS/TVH défaut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PS/TVQ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TPS/TVH défaut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TPS/TVQ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TPS/TVH lié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PS/TVH lié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PS/TVQ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PS/TVH contreparti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TPS/TVQ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TPS/TVH défaut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TPS/TVQ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TPS/TVH lié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PS/TVQ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PS/TVH liée</text:p>
          </table:table-cell>
          <table:table-cell office:value-type="string" calcext:value-type="string">
            <text:p>Changed "TVQ" to "TVH" (fixed from "TVA Liée")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PS/TVQ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PS/TVH contreparti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PS/TVQ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articles par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PS/TVQ strict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PS/TVH stricte compt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TPS/TVQ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PS/TVQ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TPS/TVH documents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PS/TVQ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PS/TVQ faussera votre déclaration ! Assurez-vous de ne pas consolider les lignes avec taxe.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Une consolidation avec TPS/TVH faussera votre déclaration ! Assurez-vous de ne pas consolider les lignes avec taxe.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achats, ventes, coûts &amp; TPS/TVQ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achats, ventes, coûts &amp;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code postal / N° TPS/TVQ / NEQ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code postal / N° TPS/TVH / No entreprise</text:p>
          </table:table-cell>
          <table:table-cell office:value-type="string" calcext:value-type="string">
            <text:p>Changed "TVQ" to "TVH" and "NEQ" to "No entreprise"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No change needed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No change needed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atégories TPS/TVQ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atégories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atégorie TPS/TVQ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atégorie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clients (N° TPS/TVQ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clients (N° TPS/TVH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profits/pertes avec TPS/TVQ. Cela faussera les rapports fiscaux.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profits/pertes avec TPS/TVH. Cela faussera les rapports fiscaux. Continuer ?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No change needed</text:p>
          </table:table-cell>
          <table:table-cell/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PS/TVQ (incl./excl. ; 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montant TPS/TVH (incl./excl. ; bug inversé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PS/TVQ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TPS/TVH PdV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PS/TVQ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table:style-name="ce4" office:value-type="float" office:value="906069" calcext:value-type="float">
            <text:p>906069</text:p>
          </table:table-cell>
          <table:table-cell table:style-name="ce4" office:value-type="string" calcext:value-type="string">
            <text:p>Votre réf. <text:s/>TPS/TVQ</text:p>
          </table:table-cell>
          <table:table-cell table:style-name="ce4" office:value-type="string" calcext:value-type="string">
            <text:p>Your tax reference</text:p>
          </table:table-cell>
          <table:table-cell table:style-name="ce5" office:value-type="string" calcext:value-type="string">
            <text:p>Votre réf. TPS/TVH </text:p>
          </table:table-cell>
          <table:table-cell table:style-name="ce4" office:value-type="string" calcext:value-type="string">
            <text:p>Changed "TVQ" to "TVH"</text:p>
          </table:table-cell>
          <table:table-cell table:style-name="ce4"/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PS/TVQ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PS/TVH document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PS/TVQ sur compte TPS/TVQ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PS/TVH sur compte TPS/TVH</text:p>
          </table:table-cell>
          <table:table-cell office:value-type="string" calcext:value-type="string">
            <text:p>Changed all "TVQ" to "TVH"</text:p>
          </table:table-cell>
          <table:table-cell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PS/TVQ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PS/TVH par période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PS/TVQ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PS/TVH (sans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PS/TVQ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PS/TVH (sans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PS/TVQ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PS/TVH (sans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PS/TVQ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PS/TVH (sans codes)</text:p>
          </table:table-cell>
          <table:table-cell office:value-type="string" calcext:value-type="string">
            <text:p>Changed "TVQ" to "TVH" (fixed typo "TTPS")</text:p>
          </table:table-cell>
          <table:table-cell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PS/TVQ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PS/TVH (sans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PS/TVQ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PS/TVH (sans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PS/TVQ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PS/TVH (15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PS/TVQ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PS/TVH (15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PS/TVQ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PS/TVH (15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PS/TVQ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PS/TVH (15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PS/TVQ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PS/TVH (15 codes)</text:p>
          </table:table-cell>
          <table:table-cell office:value-type="string" calcext:value-type="string">
            <text:p>Changed "TVQ" to "TVH" (fixed "TVA" typo)</text:p>
          </table:table-cell>
          <table:table-cell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PS/TVQ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PS/TVH (15 Codes)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PS/TVQ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PS/TVQ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° fiscal et NEQ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° fiscal et No entreprise</text:p>
          </table:table-cell>
          <table:table-cell office:value-type="string" calcext:value-type="string">
            <text:p>Changed "NEQ" to "No entreprise"</text:p>
          </table:table-cell>
          <table:table-cell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PS/TVQ - N° réf./doc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TPS/TVH - N° réf./doc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fournisseurs (N° TPS/TVQ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fournisseurs (N° TPS/TVH)</text:p>
          </table:table-cell>
          <table:table-cell office:value-type="string" calcext:value-type="string">
            <text:p>Changed "TVQ" to "TVH" (fixed "fourniseurs" typo)</text:p>
          </table:table-cell>
          <table:table-cell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PS/TVQ - Taux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TPS/TVH - Taux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PS/TVQ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Mise en page SANS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PS/TVQ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ocument SANS TPS/TVH</text:p>
          </table:table-cell>
          <table:table-cell office:value-type="string" calcext:value-type="string">
            <text:p>Changed "TVQ" to "TVH"</text:p>
          </table:table-cell>
          <table:table-cell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PS/TVQ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ocument SANS TPS/TVH (15 codes)</text:p>
          </table:table-cell>
          <table:table-cell office:value-type="string" calcext:value-type="string">
            <text:p>Changed "TVQ" to "TVH"</text:p>
          </table:table-cell>
          <table:table-cell/>
        </table:table-row>
      </table:table>
      <table:table table:name="Sheet10" table:style-name="ta1">
        <table:table-column table:style-name="co1" table:default-cell-style-name="ce6"/>
        <table:table-column table:style-name="co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FEC (France) Journal Entry Exampl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Débit</text:p>
          </table:table-cell>
          <table:table-cell office:value-type="string" calcext:value-type="string">
            <text:p>Crédit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411000" calcext:value-type="float">
            <text:p>411000</text:p>
          </table:table-cell>
          <table:table-cell office:value-type="string" calcext:value-type="string">
            <text:p>Client Dupont - Vente décembre</text:p>
          </table:table-cell>
          <table:table-cell office:value-type="string" calcext:value-type="string">
            <text:p>1200.0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445710" calcext:value-type="float">
            <text:p>445710</text:p>
          </table:table-cell>
          <table:table-cell office:value-type="string" calcext:value-type="string">
            <text:p>TVA collectée 20%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00.00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707000" calcext:value-type="float">
            <text:p>707000</text:p>
          </table:table-cell>
          <table:table-cell office:value-type="string" calcext:value-type="string">
            <text:p>Vente de produit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000.00</text:p>
          </table:table-cell>
        </table:table-row>
      </table:table>
      <table:table table:name="Sheet11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Liste documents</text:p>
          </table:table-cell>
          <table:table-cell office:value-type="string" calcext:value-type="string">
            <text:p>&amp;Documents listing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Mise jour comptes</text:p>
          </table:table-cell>
          <table:table-cell office:value-type="string" calcext:value-type="string">
            <text:p>&amp;Update ledger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ste avoirs</text:p>
          </table:table-cell>
          <table:table-cell office:value-type="string" calcext:value-type="string">
            <text:p>&amp;Credit note listing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ste factures</text:p>
          </table:table-cell>
          <table:table-cell office:value-type="string" calcext:value-type="string">
            <text:p>&amp;Invoice listing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ste achats</text:p>
          </table:table-cell>
          <table:table-cell office:value-type="string" calcext:value-type="string">
            <text:p>&amp;Purchases listing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ste retours &amp;fournisseurs</text:p>
          </table:table-cell>
          <table:table-cell office:value-type="string" calcext:value-type="string">
            <text:p>&amp;Supplier returns listing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ésumé &amp;mouvements</text:p>
          </table:table-cell>
          <table:table-cell office:value-type="string" calcext:value-type="string">
            <text:p>&amp;Movement summary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pport &amp;réapprovisionnements</text:p>
          </table:table-cell>
          <table:table-cell office:value-type="string" calcext:value-type="string">
            <text:p>&amp;Reorder report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Liste articles inventaire</text:p>
          </table:table-cell>
          <table:table-cell office:value-type="string" calcext:value-type="string">
            <text:p>&amp;Stock item listing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nalyse ventes</text:p>
          </table:table-cell>
          <table:table-cell office:value-type="string" calcext:value-type="string">
            <text:p>Sales analysis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étails factures</text:p>
          </table:table-cell>
          <table:table-cell office:value-type="string" calcext:value-type="string">
            <text:p>&amp;Invoiced details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ésumé factures</text:p>
          </table:table-cell>
          <table:table-cell office:value-type="string" calcext:value-type="string">
            <text:p>&amp;Invoiced summar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&amp;Dates rapports</text:p>
          </table:table-cell>
          <table:table-cell office:value-type="string" calcext:value-type="string">
            <text:p>&amp;Reporting dates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&amp;Réaffectation lettrage</text:p>
          </table:table-cell>
          <table:table-cell office:value-type="string" calcext:value-type="string">
            <text:p>&amp;Open item relink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 Propos &lt;@APPNAME@&gt;</text:p>
          </table:table-cell>
          <table:table-cell office:value-type="string" calcext:value-type="string">
            <text:p>About &lt;@APPNAME@&gt;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istorique factures</text:p>
          </table:table-cell>
          <table:table-cell office:value-type="string" calcext:value-type="string">
            <text:p>Invoice history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essage relevés</text:p>
          </table:table-cell>
          <table:table-cell office:value-type="string" calcext:value-type="string">
            <text:p>Statement message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férence TPS/TVH</text:p>
          </table:table-cell>
          <table:table-cell office:value-type="string" calcext:value-type="string">
            <text:p>Tax referenc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ût ventes</text:p>
          </table:table-cell>
          <table:table-cell office:value-type="string" calcext:value-type="string">
            <text:p>Cost of sales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ptions rapport transactions fournisseurs</text:p>
          </table:table-cell>
          <table:table-cell office:value-type="string" calcext:value-type="string">
            <text:p>Creditor transaction report options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estion lettrage</text:p>
          </table:table-cell>
          <table:table-cell office:value-type="string" calcext:value-type="string">
            <text:p>Use open item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fficher détails comptes</text:p>
          </table:table-cell>
          <table:table-cell office:value-type="string" calcext:value-type="string">
            <text:p>Show account detail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Options mouvements clients</text:p>
          </table:table-cell>
          <table:table-cell office:value-type="string" calcext:value-type="string">
            <text:p>Debtor movement options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Options rapport transactions clients</text:p>
          </table:table-cell>
          <table:table-cell office:value-type="string" calcext:value-type="string">
            <text:p>Debtor transaction report options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Options mouvements fournisseurs</text:p>
          </table:table-cell>
          <table:table-cell office:value-type="string" calcext:value-type="string">
            <text:p>Creditor movement options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Options mouvements comptes généraux</text:p>
          </table:table-cell>
          <table:table-cell office:value-type="string" calcext:value-type="string">
            <text:p>General ledger account movement options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Options activités inventaire</text:p>
          </table:table-cell>
          <table:table-cell office:value-type="string" calcext:value-type="string">
            <text:p>Stock activity options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ournal ventes</text:p>
          </table:table-cell>
          <table:table-cell office:value-type="string" calcext:value-type="string">
            <text:p>Invoice batch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-tête factures</text:p>
          </table:table-cell>
          <table:table-cell office:value-type="string" calcext:value-type="string">
            <text:p>Invoice heading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Journal avoirs</text:p>
          </table:table-cell>
          <table:table-cell office:value-type="string" calcext:value-type="string">
            <text:p>Credit note batch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urnal achats</text:p>
          </table:table-cell>
          <table:table-cell office:value-type="string" calcext:value-type="string">
            <text:p>Purchase batch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n-tête achats</text:p>
          </table:table-cell>
          <table:table-cell office:value-type="string" calcext:value-type="string">
            <text:p>Purchase heading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n-tête retours fournisseurs</text:p>
          </table:table-cell>
          <table:table-cell office:value-type="string" calcext:value-type="string">
            <text:p>Supplier return heading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essage retours fournisseurs</text:p>
          </table:table-cell>
          <table:table-cell office:value-type="string" calcext:value-type="string">
            <text:p>Supplier return message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° devis suivant</text:p>
          </table:table-cell>
          <table:table-cell office:value-type="string" calcext:value-type="string">
            <text:p>Next quote no.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-tête devis</text:p>
          </table:table-cell>
          <table:table-cell office:value-type="string" calcext:value-type="string">
            <text:p>Quote heading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essage devis</text:p>
          </table:table-cell>
          <table:table-cell office:value-type="string" calcext:value-type="string">
            <text:p>Quote message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onfiguration documents</text:p>
          </table:table-cell>
          <table:table-cell office:value-type="string" calcext:value-type="string">
            <text:p>Documents setup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nfiguration relevés</text:p>
          </table:table-cell>
          <table:table-cell office:value-type="string" calcext:value-type="string">
            <text:p>Statement setup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ournal coûts ventes</text:p>
          </table:table-cell>
          <table:table-cell office:value-type="string" calcext:value-type="string">
            <text:p>Cost of sales batch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lculer coût ventes</text:p>
          </table:table-cell>
          <table:table-cell office:value-type="string" calcext:value-type="string">
            <text:p>Create cost of sales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affectation lettrage</text:p>
          </table:table-cell>
          <table:table-cell office:value-type="string" calcext:value-type="string">
            <text:p>Open item relink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iaison lettrage</text:p>
          </table:table-cell>
          <table:table-cell office:value-type="string" calcext:value-type="string">
            <text:p>Open item link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 Propos &lt;@APPNAME@&gt;</text:p>
          </table:table-cell>
          <table:table-cell office:value-type="string" calcext:value-type="string">
            <text:p>About &lt;@APPNAME@&gt;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Options ventes par client</text:p>
          </table:table-cell>
          <table:table-cell office:value-type="string" calcext:value-type="string">
            <text:p>Sales per customer options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Options ventes par produit</text:p>
          </table:table-cell>
          <table:table-cell office:value-type="string" calcext:value-type="string">
            <text:p>Sales per product options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Options ventes par vendeur</text:p>
          </table:table-cell>
          <table:table-cell office:value-type="string" calcext:value-type="string">
            <text:p>Sales per salesperson options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Options ventes par groupe</text:p>
          </table:table-cell>
          <table:table-cell office:value-type="string" calcext:value-type="string">
            <text:p>Sales per group options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ate relevés</text:p>
          </table:table-cell>
          <table:table-cell office:value-type="string" calcext:value-type="string">
            <text:p>Date of statements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ptions mouvements inventaire</text:p>
          </table:table-cell>
          <table:table-cell office:value-type="string" calcext:value-type="string">
            <text:p>Stock movement options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Liste &amp;contacts</text:p>
          </table:table-cell>
          <table:table-cell office:value-type="string" calcext:value-type="string">
            <text:p>&amp;Contact listing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Analyse ancienneté dettes fournisseurs</text:p>
          </table:table-cell>
          <table:table-cell office:value-type="string" calcext:value-type="string">
            <text:p>Creditor age analysis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Total transactions</text:p>
          </table:table-cell>
          <table:table-cell office:value-type="string" calcext:value-type="string">
            <text:p>Transaction total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Saisie facture point vente</text:p>
          </table:table-cell>
          <table:table-cell office:value-type="string" calcext:value-type="string">
            <text:p>Point-of-Sale invoice entry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Point vente</text:p>
          </table:table-cell>
          <table:table-cell office:value-type="string" calcext:value-type="string">
            <text:p>Point-of-Sale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Point Vente (PdV)</text:p>
          </table:table-cell>
          <table:table-cell office:value-type="string" calcext:value-type="string">
            <text:p>Point-of-Sale</text:p>
          </table:table-cell>
          <table:table-cell table:number-columns-repeated="2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Liste nomenclatures</text:p>
          </table:table-cell>
          <table:table-cell office:value-type="string" calcext:value-type="string">
            <text:p>BOM list</text:p>
          </table:table-cell>
          <table:table-cell table:number-columns-repeated="2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Copier depuis article</text:p>
          </table:table-cell>
          <table:table-cell office:value-type="string" calcext:value-type="string">
            <text:p>Copy from item</text:p>
          </table:table-cell>
          <table:table-cell table:number-columns-repeated="2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Copie automatique informations</text:p>
          </table:table-cell>
          <table:table-cell office:value-type="string" calcext:value-type="string">
            <text:p>Auto-copy info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Pas commande souffrance</text:p>
          </table:table-cell>
          <table:table-cell office:value-type="string" calcext:value-type="string">
            <text:p>No backorder</text:p>
          </table:table-cell>
          <table:table-cell table:number-columns-repeated="2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Impossible vendre rupture stock</text:p>
          </table:table-cell>
          <table:table-cell office:value-type="string" calcext:value-type="string">
            <text:p>Cannot sell out of stock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Pas confirmation impression</text:p>
          </table:table-cell>
          <table:table-cell office:value-type="string" calcext:value-type="string">
            <text:p>No print confirmation</text:p>
          </table:table-cell>
          <table:table-cell table:number-columns-repeated="2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Impossible créer articles</text:p>
          </table:table-cell>
          <table:table-cell office:value-type="string" calcext:value-type="string">
            <text:p>Cannot create items</text:p>
          </table:table-cell>
          <table:table-cell table:number-columns-repeated="2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Valeur retour plateau pesée</text:p>
          </table:table-cell>
          <table:table-cell office:value-type="string" calcext:value-type="string">
            <text:p>Return value from weight dish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Mot passe remise</text:p>
          </table:table-cell>
          <table:table-cell office:value-type="string" calcext:value-type="string">
            <text:p>Discount password</text:p>
          </table:table-cell>
          <table:table-cell table:number-columns-repeated="2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Utiliser mot passe pour remise</text:p>
          </table:table-cell>
          <table:table-cell office:value-type="string" calcext:value-type="string">
            <text:p>Use password for discount</text:p>
          </table:table-cell>
          <table:table-cell table:number-columns-repeated="2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Supprimer lettrage</text:p>
          </table:table-cell>
          <table:table-cell office:value-type="string" calcext:value-type="string">
            <text:p>Suppress open item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Sélectionner répertoire sauvegarde</text:p>
          </table:table-cell>
          <table:table-cell office:value-type="string" calcext:value-type="string">
            <text:p>Select backup directory</text:p>
          </table:table-cell>
          <table:table-cell table:number-columns-repeated="2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Masquer éléments menu désactivés</text:p>
          </table:table-cell>
          <table:table-cell office:value-type="string" calcext:value-type="string">
            <text:p>Hide disabled menu items</text:p>
          </table:table-cell>
          <table:table-cell table:number-columns-repeated="2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Sélectionner nouveau répertoire jeu livres société</text:p>
          </table:table-cell>
          <table:table-cell office:value-type="string" calcext:value-type="string">
            <text:p>Select new Set of Books directory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Copie société...</text:p>
          </table:table-cell>
          <table:table-cell office:value-type="string" calcext:value-type="string">
            <text:p>Copying Set of Books...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Déplacement totaux...</text:p>
          </table:table-cell>
          <table:table-cell office:value-type="string" calcext:value-type="string">
            <text:p>Moving totals...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Avertissement - Ce rapport contient écritures / documents non validés !</text:p>
          </table:table-cell>
          <table:table-cell office:value-type="string" calcext:value-type="string">
            <text:p>Warning - This report contains unposted batches!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Définir groupe rapports 1</text:p>
          </table:table-cell>
          <table:table-cell office:value-type="string" calcext:value-type="string">
            <text:p>Set reporting group 1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Définir groupe rapports 2</text:p>
          </table:table-cell>
          <table:table-cell office:value-type="string" calcext:value-type="string">
            <text:p>Set reporting group 2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Se connecter base données distante</text:p>
          </table:table-cell>
          <table:table-cell office:value-type="string" calcext:value-type="string">
            <text:p>Connect to remote database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Rechercher chaînes caractères</text:p>
          </table:table-cell>
          <table:table-cell office:value-type="string" calcext:value-type="string">
            <text:p>Search for strings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Définir budget période</text:p>
          </table:table-cell>
          <table:table-cell office:value-type="string" calcext:value-type="string">
            <text:p>Set period budget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Erreur clôture poste ! Veuillez réessayer.</text:p>
          </table:table-cell>
          <table:table-cell office:value-type="string" calcext:value-type="string">
            <text:p>Error in closing shift! Please try again!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Lignes commentaire CLIEOP doivent être renseignées.</text:p>
          </table:table-cell>
          <table:table-cell office:value-type="string" calcext:value-type="string">
            <text:p>Clieop comment lines must be filled!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Vous devez saisir numéro compte bancaire !</text:p>
          </table:table-cell>
          <table:table-cell office:value-type="string" calcext:value-type="string">
            <text:p>You need to enter a bank account number!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Ce groupe contient encore sous-groupes. Veuillez supprimer d'abord.</text:p>
          </table:table-cell>
          <table:table-cell office:value-type="string" calcext:value-type="string">
            <text:p>Group still has nested groups! Remove them first!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Ce groupe encore utilisé par articles ! Veuillez supprimer d'abord.</text:p>
          </table:table-cell>
          <table:table-cell office:value-type="string" calcext:value-type="string">
            <text:p>There's still stock using this group! Please remove them first!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Code compte existe déjà.</text:p>
          </table:table-cell>
          <table:table-cell office:value-type="string" calcext:value-type="string">
            <text:p>Account code already exists!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Devis a/ont été généré(s) !</text:p>
          </table:table-cell>
          <table:table-cell office:value-type="string" calcext:value-type="string">
            <text:p>Quote(s) generated!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Souhaitez-vous enregistrer compte bénéfices non distribués ?</text:p>
          </table:table-cell>
          <table:table-cell office:value-type="string" calcext:value-type="string">
            <text:p>Do you wish to post on the retained earnings account?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Format fichier importation non implémenté !</text:p>
          </table:table-cell>
          <table:table-cell office:value-type="string" calcext:value-type="string">
            <text:p>Import file format not implemented!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Créer factures heures</text:p>
          </table:table-cell>
          <table:table-cell office:value-type="string" calcext:value-type="string">
            <text:p>Create invoices for hours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Vous tentez vous connecter base données distante ! Cette version ne prend pas en charge cette fonctionnalité par défaut. Veuillez nous contacter adresse https://www.osfinancials.org/ pour soutenir projet obtenir licence multi-utilisateur.</text:p>
          </table:table-cell>
          <table:table-cell office:value-type="string" calcext:value-type="string">
            <text:p>You are trying to connect to a remote database! This version does not support that by default! Please contact us at https://www.osfinancials.org/ to support the project and receive your multi-user license!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Soldes colonnes</text:p>
          </table:table-cell>
          <table:table-cell office:value-type="string" calcext:value-type="string">
            <text:p>Column balances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Soldes colonnes - Débiteurs</text:p>
          </table:table-cell>
          <table:table-cell office:value-type="string" calcext:value-type="string">
            <text:p>Column balances debtors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Soldes colonnes - Créanciers</text:p>
          </table:table-cell>
          <table:table-cell office:value-type="string" calcext:value-type="string">
            <text:p>Column balances creditors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Version non enregistrée ! Veuillez acheter plugin sur https://www.osfinancials.org/en/webshop soutenir développement &lt;@APPNAME@&gt;.</text:p>
          </table:table-cell>
          <table:table-cell office:value-type="string" calcext:value-type="string">
            <text:p>Unregistered version! Please buy this plugin at https://www.osfinancials.org/en/webshop and support the &lt;@APPNAME@&gt; development.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Plugin démonstration permet saisir %s enregistrements. Si besoin plus</text:p>
          </table:table-cell>
          <table:table-cell office:value-type="string" calcext:value-type="string">
            <text:p>veuillez acheter produit sur https://www.osfinancials.org/en/webshop.</text:p>
          </table:table-cell>
          <table:table-cell office:value-type="string" calcext:value-type="string">
            <text:p>This demo plugin allows %s records to be entered. If you need more</text:p>
          </table:table-cell>
          <table:table-cell office:value-type="string" calcext:value-type="string">
            <text:p>please buy the product at https://www.osfinancials.org/en/webshop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Ouverture automatique lancement &lt;@APPNAME@&gt;</text:p>
          </table:table-cell>
          <table:table-cell office:value-type="string" calcext:value-type="string">
            <text:p>Auto-open when starting &lt;@APPNAME@&gt;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Niveau réapprovisionnement - articles seront commandés jusqu'à atteindre niveau !</text:p>
          </table:table-cell>
          <table:table-cell office:value-type="string" calcext:value-type="string">
            <text:p>Reorder level - your items will be reordered until this quantity!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Si inventaire inférieur cette valeur</text:p>
          </table:table-cell>
          <table:table-cell office:value-type="string" calcext:value-type="string">
            <text:p>système commandera jusqu'à quantité réapprovisionnement !</text:p>
          </table:table-cell>
          <table:table-cell office:value-type="string" calcext:value-type="string">
            <text:p>If your stock goes below this</text:p>
          </table:table-cell>
          <table:table-cell office:value-type="string" calcext:value-type="string">
            <text:p>then the system will reorder until the reorder quantity!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Pour réserver inventaire ventes</text:p>
          </table:table-cell>
          <table:table-cell office:value-type="string" calcext:value-type="string">
            <text:p>cette valeur sera déduite niveaux actuels valorisation devis.</text:p>
          </table:table-cell>
          <table:table-cell office:value-type="string" calcext:value-type="string">
            <text:p>If you want to reserve some stock for sales this field will be deducted from current stock levels in a quote!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Devise : %s Devis : %s Commande : %s Exp : %s</text:p>
          </table:table-cell>
          <table:table-cell office:value-type="string" calcext:value-type="string">
            <text:p>Cur : %s Quote : %s Order : %s Exp : %s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Si installé OpenOffice</text:p>
          </table:table-cell>
          <table:table-cell office:value-type="string" calcext:value-type="string">
            <text:p>pouvez éditer HTML double-cliquant zone texte.</text:p>
          </table:table-cell>
          <table:table-cell office:value-type="string" calcext:value-type="string">
            <text:p>If you have OpenOffice installed</text:p>
          </table:table-cell>
          <table:table-cell office:value-type="string" calcext:value-type="string">
            <text:p>you can edit this as HTML by double-clicking in this text field!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Double-cliquer saisir liste options.</text:p>
          </table:table-cell>
          <table:table-cell office:value-type="string" calcext:value-type="string">
            <text:p>Double-click to enter the option list.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Impossible modifier prix</text:p>
          </table:table-cell>
          <table:table-cell office:value-type="string" calcext:value-type="string">
            <text:p>Cannot edit price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Impossible modifier description</text:p>
          </table:table-cell>
          <table:table-cell office:value-type="string" calcext:value-type="string">
            <text:p>Cannot edit description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Soldes colonnes Débit/Crédit</text:p>
          </table:table-cell>
          <table:table-cell office:value-type="string" calcext:value-type="string">
            <text:p>Column balances D/C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Soldes colonnes - Débiteurs (débit/crédit)</text:p>
          </table:table-cell>
          <table:table-cell office:value-type="string" calcext:value-type="string">
            <text:p>Column balances debtors D/C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Soldes colonnes - Créanciers (débit/crédit)</text:p>
          </table:table-cell>
          <table:table-cell office:value-type="string" calcext:value-type="string">
            <text:p>Column balances creditors D/C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Créer bon commande fournisseur par défaut 1</text:p>
          </table:table-cell>
          <table:table-cell office:value-type="string" calcext:value-type="string">
            <text:p>Create purchase on default supplier 1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Newsletters mot passe</text:p>
          </table:table-cell>
          <table:table-cell office:value-type="string" calcext:value-type="string">
            <text:p>Newsletters and password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Confirmation mot passe</text:p>
          </table:table-cell>
          <table:table-cell office:value-type="string" calcext:value-type="string">
            <text:p>Password confirmation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Nom utilisateur mot passe utilisés se connecter forum boutique</text:p>
          </table:table-cell>
          <table:table-cell office:value-type="string" calcext:value-type="string">
            <text:p>pas &lt;@APPNAME@&gt; lui-même.</text:p>
          </table:table-cell>
          <table:table-cell office:value-type="string" calcext:value-type="string">
            <text:p>Username and password are used to log in to our forum and shop not for &lt;@APPNAME@&gt; self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E-mail peut être envoyé menu contextuel liste documents.</text:p>
          </table:table-cell>
          <table:table-cell office:value-type="string" calcext:value-type="string">
            <text:p>E-mail can be sent via the context menu in the Document list.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Chemin fichiers HTML</text:p>
          </table:table-cell>
          <table:table-cell office:value-type="string" calcext:value-type="string">
            <text:p>Path to the HTML files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Mot passe POP</text:p>
          </table:table-cell>
          <table:table-cell office:value-type="string" calcext:value-type="string">
            <text:p>POP password</text:p>
          </table:table-cell>
          <table:table-cell table:number-columns-repeated="2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Mot passe SMTP</text:p>
          </table:table-cell>
          <table:table-cell office:value-type="string" calcext:value-type="string">
            <text:p>SMTP password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Mot passe certificat</text:p>
          </table:table-cell>
          <table:table-cell office:value-type="string" calcext:value-type="string">
            <text:p>Certificate password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CC (séparer points-virgules si multiples)</text:p>
          </table:table-cell>
          <table:table-cell office:value-type="string" calcext:value-type="string">
            <text:p>CC (multiple separate with ;)</text:p>
          </table:table-cell>
          <table:table-cell table:number-columns-repeated="2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BCC (séparer points-virgules si multiples)</text:p>
          </table:table-cell>
          <table:table-cell office:value-type="string" calcext:value-type="string">
            <text:p>BCC (multiple separate with ;)</text:p>
          </table:table-cell>
          <table:table-cell table:number-columns-repeated="2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CC supplémentaire invalide ! Veuillez saisir adresse e-mail zone texte sous bouton.</text:p>
          </table:table-cell>
          <table:table-cell office:value-type="string" calcext:value-type="string">
            <text:p>No extra CC found! Please enter an e-mail address in text box below this button!</text:p>
          </table:table-cell>
          <table:table-cell table:number-columns-repeated="2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Mot passe POP pas saisi !</text:p>
          </table:table-cell>
          <table:table-cell office:value-type="string" calcext:value-type="string">
            <text:p>No POP password entered!</text:p>
          </table:table-cell>
          <table:table-cell table:number-columns-repeated="2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Pourcentage ventes</text:p>
          </table:table-cell>
          <table:table-cell office:value-type="string" calcext:value-type="string">
            <text:p>Percentage of sale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Lier comptes bancaires importation comptes</text:p>
          </table:table-cell>
          <table:table-cell office:value-type="string" calcext:value-type="string">
            <text:p>Link bank account from import to accounts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Fonctionnalités lien supplémentaires importation bancaire. Saisir numéro compte bancaire correspondance exacte compte. Saisir texte précédé # rechercher texte ligne bancaire importée. Recherche texte effectuée majuscules.</text:p>
          </table:table-cell>
          <table:table-cell office:value-type="string" calcext:value-type="string">
            <text:p>Bank import extra link functions. Enter bank account for exact match on account. Enter text with a # prefix to look inside an imported bank line to see if the text is in that string. Text will be searched in the uppercase.</text:p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Recalculer pourcentage ventes</text:p>
          </table:table-cell>
          <table:table-cell office:value-type="string" calcext:value-type="string">
            <text:p>Recalculate sales %</text:p>
          </table:table-cell>
          <table:table-cell table:number-columns-repeated="2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Copier depuis plugin</text:p>
          </table:table-cell>
          <table:table-cell office:value-type="string" calcext:value-type="string">
            <text:p>Copy from plugin</text:p>
          </table:table-cell>
          <table:table-cell table:number-columns-repeated="2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Copier depuis / initialiser</text:p>
          </table:table-cell>
          <table:table-cell office:value-type="string" calcext:value-type="string">
            <text:p>Copy from / init</text:p>
          </table:table-cell>
          <table:table-cell table:number-columns-repeated="2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Pas message rupture stock</text:p>
          </table:table-cell>
          <table:table-cell office:value-type="string" calcext:value-type="string">
            <text:p>No out of stock message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Utiliser couleurs ruptures stock</text:p>
          </table:table-cell>
          <table:table-cell office:value-type="string" calcext:value-type="string">
            <text:p>Use colours for out of stock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Calcul inventaire nomenclature</text:p>
          </table:table-cell>
          <table:table-cell office:value-type="string" calcext:value-type="string">
            <text:p>Calculate BOM stock</text:p>
          </table:table-cell>
          <table:table-cell table:number-columns-repeated="2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Créer bon commande fournisseur par défaut 1</text:p>
          </table:table-cell>
          <table:table-cell office:value-type="string" calcext:value-type="string">
            <text:p>Create purchase on default supplier 1</text:p>
          </table:table-cell>
          <table:table-cell table:number-columns-repeated="2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 Description supplémentai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 and extra description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Consolidation TPS/TVH faussera déclaration ! Assurez-vous pas consolider lignes taxe.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table:number-columns-repeated="2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Importation salaires</text:p>
          </table:table-cell>
          <table:table-cell office:value-type="string" calcext:value-type="string">
            <text:p>Payroll import</text:p>
          </table:table-cell>
          <table:table-cell table:number-columns-repeated="2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Veuillez saisir remarque modification</text:p>
          </table:table-cell>
          <table:table-cell office:value-type="string" calcext:value-type="string">
            <text:p>Please enter change remark</text:p>
          </table:table-cell>
          <table:table-cell table:number-columns-repeated="2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Quantité stock modifiée ! Voulez-vous conserver données actuelles base ?</text:p>
          </table:table-cell>
          <table:table-cell office:value-type="string" calcext:value-type="string">
            <text:p>Stock quantity has been changed! Do you want to retain the current database data?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Soldes colonnes standard</text:p>
          </table:table-cell>
          <table:table-cell office:value-type="string" calcext:value-type="string">
            <text:p>Standard column balances</text:p>
          </table:table-cell>
          <table:table-cell table:number-columns-repeated="2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Données document modifiées autre utilisateur autre saisie. %s Souhaitez-vous écraser données ?</text:p>
          </table:table-cell>
          <table:table-cell office:value-type="string" calcext:value-type="string">
            <text:p>The data of this document has changed by a other user or input screen. %s Do you wish to override the data?</text:p>
          </table:table-cell>
          <table:table-cell table:number-columns-repeated="2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Cette année vs année dernière</text:p>
          </table:table-cell>
          <table:table-cell office:value-type="string" calcext:value-type="string">
            <text:p>This year vs last year</text:p>
          </table:table-cell>
          <table:table-cell table:number-columns-repeated="2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Liens systèmes externes</text:p>
          </table:table-cell>
          <table:table-cell office:value-type="string" calcext:value-type="string">
            <text:p>External system links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Utiliser onglets inventaire</text:p>
          </table:table-cell>
          <table:table-cell office:value-type="string" calcext:value-type="string">
            <text:p>Use tabs in stock</text:p>
          </table:table-cell>
          <table:table-cell table:number-columns-repeated="2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Pas encore enregistré. Publier forum</text:p>
          </table:table-cell>
          <table:table-cell office:value-type="string" calcext:value-type="string">
            <text:p>devez enregistrer &lt;@APPNAME@&gt;</text:p>
          </table:table-cell>
          <table:table-cell office:value-type="string" calcext:value-type="string">
            <text:p>puis utiliser nom utilisateur mot passe connecter forum boutique.</text:p>
          </table:table-cell>
          <table:table-cell office:value-type="string" calcext:value-type="string">
            <text:p>You are not yet registered to post on our forum! You will need to register &lt;@APPNAME@&gt; to use that username password to login to our forum or shop.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Suppression éléments non locaux (Registres introuvables PC)</text:p>
          </table:table-cell>
          <table:table-cell office:value-type="string" calcext:value-type="string">
            <text:p>Delete not local (Books this PC cannot find)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Calcul minutes</text:p>
          </table:table-cell>
          <table:table-cell office:value-type="string" calcext:value-type="string">
            <text:p>Calculate minutes</text:p>
          </table:table-cell>
          <table:table-cell table:number-columns-repeated="2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Date dernière action</text:p>
          </table:table-cell>
          <table:table-cell office:value-type="string" calcext:value-type="string">
            <text:p>Date last action</text:p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Confirmer mot passe</text:p>
          </table:table-cell>
          <table:table-cell office:value-type="string" calcext:value-type="string">
            <text:p>Retype password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Réinitialiser mot passe (Envoyer nouveau mot passe e-mail)</text:p>
          </table:table-cell>
          <table:table-cell office:value-type="string" calcext:value-type="string">
            <text:p>Reset password (E-mail new password to you)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Changer mot passe</text:p>
          </table:table-cell>
          <table:table-cell office:value-type="string" calcext:value-type="string">
            <text:p>Change password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Enregistrer plugins</text:p>
          </table:table-cell>
          <table:table-cell office:value-type="string" calcext:value-type="string">
            <text:p>devez d'abord enregistrer &lt;@APPNAME@&gt; !</text:p>
          </table:table-cell>
          <table:table-cell office:value-type="string" calcext:value-type="string">
            <text:p>To register plugins</text:p>
          </table:table-cell>
          <table:table-cell office:value-type="string" calcext:value-type="string">
            <text:p>you need to register &lt;@APPNAME@&gt; first!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Aucun point utilisé ! Veuillez utiliser points fermer fenêtre.</text:p>
          </table:table-cell>
          <table:table-cell office:value-type="string" calcext:value-type="string">
            <text:p>No points used! Please use points or close window!</text:p>
          </table:table-cell>
          <table:table-cell table:number-columns-repeated="2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Synchronisation e-mails</text:p>
          </table:table-cell>
          <table:table-cell office:value-type="string" calcext:value-type="string">
            <text:p>Sync E-mail</text:p>
          </table:table-cell>
          <table:table-cell table:number-columns-repeated="2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Liens depuis</text:p>
          </table:table-cell>
          <table:table-cell office:value-type="string" calcext:value-type="string">
            <text:p>Links from</text:p>
          </table:table-cell>
          <table:table-cell table:number-columns-repeated="2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Encore écran détail ouvert ! Cliquer [Annuler] [Enregistrer] fermer.</text:p>
          </table:table-cell>
          <table:table-cell office:value-type="string" calcext:value-type="string">
            <text:p>You still have a detail screen open! Click [Cancel] or [Save] to close!</text:p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Ajuster date remise sélection :</text:p>
          </table:table-cell>
          <table:table-cell office:value-type="string" calcext:value-type="string">
            <text:p>Adjust remittance date of selection to :</text:p>
          </table:table-cell>
          <table:table-cell table:number-columns-repeated="2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Avec date remise partir</text:p>
          </table:table-cell>
          <table:table-cell office:value-type="string" calcext:value-type="string">
            <text:p>With a remittance date from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Écritures non soldées (date paiement &gt;)</text:p>
          </table:table-cell>
          <table:table-cell office:value-type="string" calcext:value-type="string">
            <text:p>Open Items with paydate from</text:p>
          </table:table-cell>
          <table:table-cell table:number-columns-repeated="2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Cette action ajustera dernière date remise clients « sélectionnés » ! Voulez-vous continuer ?</text:p>
          </table:table-cell>
          <table:table-cell office:value-type="string" calcext:value-type="string">
            <text:p>This action will adjust the last date remittance at the "selected" debtors! Do you wish to continue?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Cette action ajustera date dernier versement tous clients visibles ! Voulez-vous continuer ?</text:p>
          </table:table-cell>
          <table:table-cell office:value-type="string" calcext:value-type="string">
            <text:p>This action will adjust the last date remittance at the "ALL VISIBLE" debtors! Do you wish to continue?</text:p>
          </table:table-cell>
          <table:table-cell table:number-columns-repeated="2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Afficher fenêtre contextuelle écritures</text:p>
          </table:table-cell>
          <table:table-cell office:value-type="string" calcext:value-type="string">
            <text:p>Popup if there are transactions</text:p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Date dernière remise</text:p>
          </table:table-cell>
          <table:table-cell office:value-type="string" calcext:value-type="string">
            <text:p>Date last remittance</text:p>
          </table:table-cell>
          <table:table-cell table:number-columns-repeated="2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Concevoir champs recherche</text:p>
          </table:table-cell>
          <table:table-cell office:value-type="string" calcext:value-type="string">
            <text:p>Design search fields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Créer écritures</text:p>
          </table:table-cell>
          <table:table-cell office:value-type="string" calcext:value-type="string">
            <text:p>Create entries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Enregistrer présentation grille</text:p>
          </table:table-cell>
          <table:table-cell office:value-type="string" calcext:value-type="string">
            <text:p>Save grid layout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Afficher tableau bord</text:p>
          </table:table-cell>
          <table:table-cell office:value-type="string" calcext:value-type="string">
            <text:p>Dashbord view</text:p>
          </table:table-cell>
          <table:table-cell table:number-columns-repeated="2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Veuillez ajouter articles commande !</text:p>
          </table:table-cell>
          <table:table-cell office:value-type="string" calcext:value-type="string">
            <text:p>Please add items to your order!</text:p>
          </table:table-cell>
          <table:table-cell table:number-columns-repeated="2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Liste affiche allez commander appuyant bouton commande.</text:p>
          </table:table-cell>
          <table:table-cell office:value-type="string" calcext:value-type="string">
            <text:p>This list shows what you are going to order when you press the [Order] button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Sélectionner produit ajouter liste commande</text:p>
          </table:table-cell>
          <table:table-cell office:value-type="string" calcext:value-type="string">
            <text:p>Select a product to add to your order list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Créer ticket caisse PdV</text:p>
          </table:table-cell>
          <table:table-cell office:value-type="string" calcext:value-type="string">
            <text:p>Create POS ticket</text:p>
          </table:table-cell>
          <table:table-cell table:number-columns-repeated="2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Effacer mouvement table</text:p>
          </table:table-cell>
          <table:table-cell office:value-type="string" calcext:value-type="string">
            <text:p>Clear table movement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Liste commandes livrer</text:p>
          </table:table-cell>
          <table:table-cell office:value-type="string" calcext:value-type="string">
            <text:p>Orders to deliver list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Cliquer ici nouveau</text:p>
          </table:table-cell>
          <table:table-cell office:value-type="string" calcext:value-type="string">
            <text:p>Click here again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Fermer point vente</text:p>
          </table:table-cell>
          <table:table-cell office:value-type="string" calcext:value-type="string">
            <text:p>Close POS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Paiement documents comptabilisés</text:p>
          </table:table-cell>
          <table:table-cell office:value-type="string" calcext:value-type="string">
            <text:p>Payment of posted documents</text:p>
          </table:table-cell>
          <table:table-cell table:number-columns-repeated="2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Recevoir paiements séparés</text:p>
          </table:table-cell>
          <table:table-cell office:value-type="string" calcext:value-type="string">
            <text:p>Receive separate payments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Créer compte détails document</text:p>
          </table:table-cell>
          <table:table-cell office:value-type="string" calcext:value-type="string">
            <text:p>Create account from document details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Activer désactivation automatique clients après X jours impayés</text:p>
          </table:table-cell>
          <table:table-cell office:value-type="string" calcext:value-type="string">
            <text:p>Enable auto set inactive debtor after x days unpaid</text:p>
          </table:table-cell>
          <table:table-cell table:number-columns-repeated="2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Numéro série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Pas création compte</text:p>
          </table:table-cell>
          <table:table-cell office:value-type="string" calcext:value-type="string">
            <text:p>No account creation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Saisir adresses e-mail séparées points-virgules (;)</text:p>
          </table:table-cell>
          <table:table-cell office:value-type="string" calcext:value-type="string">
            <text:p>Enter email address separate with ;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Cette action fermera &lt;@APPNAME@&gt; installera version %s. Recommandons sauvegarde dossier complet &lt;@APPNAME@&gt;. Souhaitez-vous continuer ?</text:p>
          </table:table-cell>
          <table:table-cell office:value-type="string" calcext:value-type="string">
            <text:p>This action will close &lt;@APPNAME@&gt; and install version %s we recommend you make a backup of the whole folder of &lt;@APPNAME@&gt;. Do you wish to continue?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Date fin exercice actuelle</text:p>
          </table:table-cell>
          <table:table-cell office:value-type="string" calcext:value-type="string">
            <text:p>%s</text:p>
          </table:table-cell>
          <table:table-cell office:value-type="string" calcext:value-type="string">
            <text:p>postérieure aujourd'hui. Voulez-vous annuler ouverture nouvel exercice ?</text:p>
          </table:table-cell>
          <table:table-cell office:value-type="string" calcext:value-type="string">
            <text:p>Your current open year end date "%s" is greater than today! Do you want to stop opening a new year?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Êtes-vous sûr vouloir écraser comptabilité actuelle ?</text:p>
          </table:table-cell>
          <table:table-cell office:value-type="string" calcext:value-type="string">
            <text:p>Are you sure you want to overwrite your current books?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Transférerez liquidités banque/caisse directement vers compte bancaire/caisse. Souhaitez-vous continuer ?</text:p>
          </table:table-cell>
          <table:table-cell office:value-type="string" calcext:value-type="string">
            <text:p>You are putting cash from a bank/cash directly to a bank/cash account! Do you wish to continue?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Souhaitez-vous annuler impression reçu ?</text:p>
          </table:table-cell>
          <table:table-cell office:value-type="string" calcext:value-type="string">
            <text:p>Do you wish to cancel the print this receipt?</text:p>
          </table:table-cell>
          <table:table-cell table:number-columns-repeated="2"/>
        </table:table-row>
        <table:table-row table:style-name="ro1">
          <table:table-cell office:value-type="float" office:value="1000005" calcext:value-type="float">
            <text:p>1000005</text:p>
          </table:table-cell>
          <table:table-cell office:value-type="string" calcext:value-type="string">
            <text:p>Analyse échéance - Rapport créances dues</text:p>
          </table:table-cell>
          <table:table-cell office:value-type="string" calcext:value-type="string">
            <text:p>Age analysis - Due report</text:p>
          </table:table-cell>
          <table:table-cell table:number-columns-repeated="2"/>
        </table:table-row>
      </table:table>
      <table:table table:name="Sheet12" table:style-name="ta1"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anks we found his wallet.</text:p>
          </table:table-cell>
          <table:table-cell office:value-type="string" calcext:value-type="string">
            <text:p>French (FR-QC)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French Other Canada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ules périodes 1 à 13 autorisées.</text:p>
          </table:table-cell>
          <table:table-cell office:value-type="string" calcext:value-type="string">
            <text:p>Only periods between 1 and 13 are allowed!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ccès refusé à ce traitement.</text:p>
          </table:table-cell>
          <table:table-cell office:value-type="string" calcext:value-type="string">
            <text:p>Access to this process denied!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élection auto</text:p>
          </table:table-cell>
          <table:table-cell office:value-type="string" calcext:value-type="string">
            <text:p>Auto-select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Autoriser flottant espèces</text:p>
          </table:table-cell>
          <table:table-cell office:value-type="string" calcext:value-type="string">
            <text:p>Allow cash float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eules périodes 1 à 13 autorisées.</text:p>
          </table:table-cell>
          <table:table-cell office:value-type="string" calcext:value-type="string">
            <text:p>Only periods between 1 and 13 are allowed!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Transfert fonds non autorisé !</text:p>
          </table:table-cell>
          <table:table-cell office:value-type="string" calcext:value-type="string">
            <text:p>Float transfer not allowed!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Comptabilisation auto à l'impression</text:p>
          </table:table-cell>
          <table:table-cell office:value-type="string" calcext:value-type="string">
            <text:p>Auto-post documents on print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Fichier exe auto-extractible</text:p>
          </table:table-cell>
          <table:table-cell office:value-type="string" calcext:value-type="string">
            <text:p>Executable exe file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Paiements fournisseurs auto</text:p>
          </table:table-cell>
          <table:table-cell office:value-type="string" calcext:value-type="string">
            <text:p>Automatic payments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Sections conditionnelles non autorisées !</text:p>
          </table:table-cell>
          <table:table-cell office:value-type="string" calcext:value-type="string">
            <text:p>Conditional sections not allowed!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NDATA non autorisée</text:p>
          </table:table-cell>
          <table:table-cell office:value-type="string" calcext:value-type="string">
            <text:p>NDATA not allowed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Encaissements clients auto</text:p>
          </table:table-cell>
          <table:table-cell office:value-type="string" calcext:value-type="string">
            <text:p>Automatic receipts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Copie auto infos</text:p>
          </table:table-cell>
          <table:table-cell office:value-type="string" calcext:value-type="string">
            <text:p>Auto-copy info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Alias auto</text:p>
          </table:table-cell>
          <table:table-cell office:value-type="string" calcext:value-type="string">
            <text:p>Auto-alias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Actualisation auto</text:p>
          </table:table-cell>
          <table:table-cell office:value-type="string" calcext:value-type="string">
            <text:p>Auto refresh</text:p>
          </table:table-cell>
          <table:table-cell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Article hors stock ! Qté ajustée auto !</text:p>
          </table:table-cell>
          <table:table-cell office:value-type="string" calcext:value-type="string">
            <text:p>Out of stock! Auto-adjusting Qty!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Ouverture auto au lancement &lt;@APPNAME@&gt;</text:p>
          </table:table-cell>
          <table:table-cell office:value-type="string" calcext:value-type="string">
            <text:p>Auto-open when starting &lt;@APPNAME@&gt;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Paiement auto</text:p>
          </table:table-cell>
          <table:table-cell office:value-type="string" calcext:value-type="string">
            <text:p>AutoPayment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Traitement auto</text:p>
          </table:table-cell>
          <table:table-cell office:value-type="string" calcext:value-type="string">
            <text:p>Auto process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Aucun paiement auto</text:p>
          </table:table-cell>
          <table:table-cell office:value-type="string" calcext:value-type="string">
            <text:p>No auto payment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Apprentissage auto</text:p>
          </table:table-cell>
          <table:table-cell office:value-type="string" calcext:value-type="string">
            <text:p>Auto learn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Désactivation auto clients après X jours impayés</text:p>
          </table:table-cell>
          <table:table-cell office:value-type="string" calcext:value-type="string">
            <text:p>Auto deactivate debtors after x days unpaid</text:p>
          </table:table-cell>
          <table:table-cell/>
        </table:table-row>
        <table:table-row table:style-name="ro1">
          <table:table-cell office:value-type="float" office:value="903151" calcext:value-type="float">
            <text:p>903151</text:p>
          </table:table-cell>
          <table:table-cell office:value-type="string" calcext:value-type="string">
            <text:p>Liaison auto clients solde nul</text:p>
          </table:table-cell>
          <table:table-cell office:value-type="string" calcext:value-type="string">
            <text:p>Auto-link zero-balance debtors</text:p>
          </table:table-cell>
          <table:table-cell/>
        </table:table-row>
        <table:table-row table:style-name="ro1">
          <table:table-cell office:value-type="float" office:value="906097" calcext:value-type="float">
            <text:p>906097</text:p>
          </table:table-cell>
          <table:table-cell office:value-type="string" calcext:value-type="string">
            <text:p>Rapport reçus auto</text:p>
          </table:table-cell>
          <table:table-cell office:value-type="string" calcext:value-type="string">
            <text:p>Automatic receipts report</text:p>
          </table:table-cell>
          <table:table-cell/>
        </table:table-row>
        <table:table-row table:style-name="ro1">
          <table:table-cell office:value-type="float" office:value="906449" calcext:value-type="float">
            <text:p>906449</text:p>
          </table:table-cell>
          <table:table-cell office:value-type="string" calcext:value-type="string">
            <text:p>Rapport paiements auto</text:p>
          </table:table-cell>
          <table:table-cell office:value-type="string" calcext:value-type="string">
            <text:p>Automatic payments report</text:p>
          </table:table-cell>
          <table:table-cell/>
        </table:table-row>
      </table:table>
      <table:table table:name="Sheet1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belID</text:p>
          </table:table-cell>
          <table:table-cell office:value-type="string" calcext:value-type="string">
            <text:p>French (FR) Original</text:p>
          </table:table-cell>
          <table:table-cell office:value-type="string" calcext:value-type="string">
            <text:p>English (Original source)</text:p>
          </table:table-cell>
          <table:table-cell office:value-type="string" calcext:value-type="string">
            <text:p>French Cameroun (FR-CM) (Translated/Corrected)</text:p>
          </table:table-cell>
          <table:table-cell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de TVA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This is standard</text:p>
          </table:table-cell>
          <table:table-cell office:value-type="string" calcext:value-type="string">
            <text:p>as "Tax" is often abbreviated to "TVA" in this context.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fiscale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This is the correct and professional term used in Cameroon and other OHADA countries.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This is the correct and professional term used in Cameroon and other OHADA countries.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de TVA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d'identification fiscale</text:p>
          </table:table-cell>
          <table:table-cell office:value-type="string" calcext:value-type="string">
            <text:p>"Numéro d'immatriculation à la TVA" is also common. "N° TVA intracommunautaire" is a European term</text:p>
          </table:table-cell>
          <table:table-cell office:value-type="string" calcext:value-type="string">
            <text:p>not applicable.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de TVA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de TVA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les écritures de TVA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a TVA séparément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VA !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VA a des transactions. Souhaitez-vous les transférer vers un autre compte de TVA ?</text:p>
          </table:table-cell>
          <table:table-cell office:value-type="string" calcext:value-type="string">
            <text:p>"Vers" is more natural.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 (Hors taxes)</text:p>
          </table:table-cell>
          <table:table-cell office:value-type="string" calcext:value-type="string">
            <text:p>This is standard and widely used.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 (Toutes taxes comprises)</text:p>
          </table:table-cell>
          <table:table-cell office:value-type="string" calcext:value-type="string">
            <text:p>This is standard and widely used.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de facture avec TVA</text:p>
          </table:table-cell>
          <table:table-cell office:value-type="string" calcext:value-type="string">
            <text:p>"Facture avec TVA" or "Facture fiscale" is more common. "N° facture" is standard for "Invoice no.".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Vous ne pouvez pas associer de type de TVA à un client ou à un fournisseur dans le système basé sur les encaissements.</text:p>
          </table:table-cell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</text:p>
          </table:table-cell>
          <table:table-cell office:value-type="string" calcext:value-type="string">
            <text:p>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</text:p>
          </table:table-cell>
          <table:table-cell office:value-type="string" calcext:value-type="string">
            <text:p>la TVA est calculée purement sur la base des encaissements. La taxe n'est due à l'administration fiscale qu'après encaissement auprès du client. Souhaitez-vous continuer ?</text:p>
          </table:table-cell>
          <table:table-cell office:value-type="string" calcext:value-type="string">
            <text:p>"Calculée" is more precise than "basée"</text:p>
          </table:table-cell>
          <table:table-cell office:value-type="string" calcext:value-type="string">
            <text:p>"due" is more accurate than "payable".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de référence fiscale client</text:p>
          </table:table-cell>
          <table:table-cell table:number-columns-repeated="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Immatriculation fiscale</text:p>
          </table:table-cell>
          <table:table-cell table:number-columns-repeated="6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de la TVA</text:p>
          </table:table-cell>
          <table:table-cell table:number-columns-repeated="6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 table:number-columns-repeated="6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table:number-columns-repeated="6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table:number-columns-repeated="6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Hors TVA</text:p>
          </table:table-cell>
          <table:table-cell office:value-type="string" calcext:value-type="string">
            <text:p>"Sans TVA" is also common</text:p>
          </table:table-cell>
          <table:table-cell office:value-type="string" calcext:value-type="string">
            <text:p>but "Hors TVA" is more formal in an accounting context.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la TVA sur le compte de contrepartie</text:p>
          </table:table-cell>
          <table:table-cell table:number-columns-repeated="6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avec TVA</text:p>
          </table:table-cell>
          <table:table-cell office:value-type="string" calcext:value-type="string">
            <text:p>"Facture fiscale" is a common professional term.</text:p>
          </table:table-cell>
          <table:table-cell table:number-columns-repeated="5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DE LA TVA</text:p>
          </table:table-cell>
          <table:table-cell office:value-type="string" calcext:value-type="string">
            <text:p>"MONTANT TVA" is acceptable</text:p>
          </table:table-cell>
          <table:table-cell office:value-type="string" calcext:value-type="string">
            <text:p>but this is a more formal translation.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Article non soumis à la TVA</text:p>
          </table:table-cell>
          <table:table-cell office:value-type="string" calcext:value-type="string">
            <text:p>"Non applicable" is not precise enough; "non soumis à la TVA" is the correct legal term.</text:p>
          </table:table-cell>
          <table:table-cell table:number-columns-repeated="5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</text:p>
          </table:table-cell>
          <table:table-cell office:value-type="string" calcext:value-type="string">
            <text:p>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Un montant de TVA a été trouvé</text:p>
          </table:table-cell>
          <table:table-cell office:value-type="string" calcext:value-type="string">
            <text:p>mais le compte de TVA a été supprimé !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VA</text:p>
          </table:table-cell>
          <table:table-cell table:number-columns-repeated="6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 table:number-columns-repeated="6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de TVA par défaut</text:p>
          </table:table-cell>
          <table:table-cell table:number-columns-repeated="6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 table:number-columns-repeated="6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 table:number-columns-repeated="6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 table:number-columns-repeated="6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 table:number-columns-repeated="6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 table:number-columns-repeated="6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 table:number-columns-repeated="6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 table:number-columns-repeated="6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les articles par TVA dans le grand livre</text:p>
          </table:table-cell>
          <table:table-cell table:number-columns-repeated="6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VA stricte sur le compte</text:p>
          </table:table-cell>
          <table:table-cell table:number-columns-repeated="6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VA</text:p>
          </table:table-cell>
          <table:table-cell table:number-columns-repeated="6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la TVA dans les documents</text:p>
          </table:table-cell>
          <table:table-cell table:number-columns-repeated="6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VA</text:p>
          </table:table-cell>
          <table:table-cell table:number-columns-repeated="6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Une consolidation avec la TVA faussera votre relevé de TVA ! Assurez-vous de ne pas utiliser de TVA ou de ne pas consolider les lignes !</text:p>
          </table:table-cell>
          <table:table-cell table:number-columns-repeated="6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</text:p>
          </table:table-cell>
          <table:table-cell office:value-type="string" calcext:value-type="string">
            <text:p>de Ventes</text:p>
          </table:table-cell>
          <table:table-cell office:value-type="string" calcext:value-type="string">
            <text:p>de Coûts des Ventes et de TVA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st of sales and Tax accounts</text:p>
          </table:table-cell>
          <table:table-cell office:value-type="string" calcext:value-type="string">
            <text:p>Comptes d'achats</text:p>
          </table:table-cell>
          <table:table-cell office:value-type="string" calcext:value-type="string">
            <text:p>de ventes</text:p>
          </table:table-cell>
          <table:table-cell office:value-type="string" calcext:value-type="string">
            <text:p>de coût des ventes et de TVA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de code postal / N° d'identification fiscale / N° d'immatriculation</text:p>
          </table:table-cell>
          <table:table-cell table:number-columns-repeated="6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Plugin fiscal néerlandais</text:p>
          </table:table-cell>
          <table:table-cell table:number-columns-repeated="6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 table:number-columns-repeated="6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de TVA</text:p>
          </table:table-cell>
          <table:table-cell table:number-columns-repeated="6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de TVA</text:p>
          </table:table-cell>
          <table:table-cell table:number-columns-repeated="6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de TVA Clients (N° d'identification fiscale)</text:p>
          </table:table-cell>
          <table:table-cell office:value-type="string" calcext:value-type="string">
            <text:p>"N° d'identification fiscale" is the correct term.</text:p>
          </table:table-cell>
          <table:table-cell table:number-columns-repeated="5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des profits/pertes dans le grand livre avec de la TVA. Cela perturbera les rapports fiscaux. Souhaitez-vous continuer ?</text:p>
          </table:table-cell>
          <table:table-cell office:value-type="string" calcext:value-type="string">
            <text:p>"Avec de la TVA" is more natural. "perturbera" is a good professional term.</text:p>
          </table:table-cell>
          <table:table-cell table:number-columns-repeated="5"/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ise à jour Dochead MontantTVA</text:p>
          </table:table-cell>
          <table:table-cell office:value-type="string" calcext:value-type="string">
            <text:p>"MontantTVA" is more professional than "FTaxAmt".</text:p>
          </table:table-cell>
          <table:table-cell table:number-columns-repeated="5"/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le montant de TVA (incl./excl.) (bug inversé)</text:p>
          </table:table-cell>
          <table:table-cell table:number-columns-repeated="6"/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de TVA Point de Vente (PdV)</text:p>
          </table:table-cell>
          <table:table-cell table:number-columns-repeated="6"/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table:number-columns-repeated="6"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uméro d'identification fiscale</text:p>
          </table:table-cell>
          <table:table-cell office:value-type="string" calcext:value-type="string">
            <text:p>"Référence fiscale" is also correct.</text:p>
          </table:table-cell>
          <table:table-cell table:number-columns-repeated="5"/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VA sur document</text:p>
          </table:table-cell>
          <table:table-cell table:number-columns-repeated="6"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VA sur le compte de TVA</text:p>
          </table:table-cell>
          <table:table-cell table:number-columns-repeated="6"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VA par période</text:p>
          </table:table-cell>
          <table:table-cell table:number-columns-repeated="6"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"SANS" is a correct and common term in this context.</text:p>
          </table:table-cell>
          <table:table-cell table:number-columns-repeated="5"/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VA (sans codes)</text:p>
          </table:table-cell>
          <table:table-cell table:number-columns-repeated="6"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VA (sans codes)</text:p>
          </table:table-cell>
          <table:table-cell table:number-columns-repeated="6"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VA (sans codes)</text:p>
          </table:table-cell>
          <table:table-cell table:number-columns-repeated="6"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VA (sans codes)</text:p>
          </table:table-cell>
          <table:table-cell table:number-columns-repeated="6"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VA (sans codes)</text:p>
          </table:table-cell>
          <table:table-cell table:number-columns-repeated="6"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VA (15 codes)</text:p>
          </table:table-cell>
          <table:table-cell table:number-columns-repeated="6"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VA (15 codes)</text:p>
          </table:table-cell>
          <table:table-cell table:number-columns-repeated="6"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VA (15 codes)</text:p>
          </table:table-cell>
          <table:table-cell table:number-columns-repeated="6"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VA (15 codes)</text:p>
          </table:table-cell>
          <table:table-cell table:number-columns-repeated="6"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VA (15 codes)</text:p>
          </table:table-cell>
          <table:table-cell table:number-columns-repeated="6"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VA (15 codes)</text:p>
          </table:table-cell>
          <table:table-cell table:number-columns-repeated="6"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de TVA</text:p>
          </table:table-cell>
          <table:table-cell table:number-columns-repeated="6"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VA</text:p>
          </table:table-cell>
          <table:table-cell table:number-columns-repeated="6"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uméros d'identification fiscale et d'immatriculation d'entreprise</text:p>
          </table:table-cell>
          <table:table-cell table:number-columns-repeated="6"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de TVA - N° de référence / document</text:p>
          </table:table-cell>
          <table:table-cell table:number-columns-repeated="6"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de TVA fournisseurs (N° d'identification fiscale)</text:p>
          </table:table-cell>
          <table:table-cell office:value-type="string" calcext:value-type="string">
            <text:p>"N° d'identification fiscale" is the correct term.</text:p>
          </table:table-cell>
          <table:table-cell table:number-columns-repeated="5"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de TVA - Taux d'imposition</text:p>
          </table:table-cell>
          <table:table-cell table:number-columns-repeated="6"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de mise en page SANS TVA</text:p>
          </table:table-cell>
          <table:table-cell table:number-columns-repeated="6"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e document SANS TVA</text:p>
          </table:table-cell>
          <table:table-cell table:number-columns-repeated="6"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e document SANS TVA (15 codes)</text:p>
          </table:table-cell>
          <table:table-cell table:number-columns-repeated="6"/>
        </table:table-row>
      </table:table>
      <table:table table:name="Sheet14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belID</text:p>
          </table:table-cell>
          <table:table-cell office:value-type="string" calcext:value-type="string">
            <text:p>French (FR) Original</text:p>
          </table:table-cell>
          <table:table-cell office:value-type="string" calcext:value-type="string">
            <text:p>English (Original source)</text:p>
          </table:table-cell>
          <table:table-cell office:value-type="string" calcext:value-type="string">
            <text:p>French Cameroun (FR-CM) (Translated/Corrected)</text:p>
          </table:table-cell>
          <table:table-cell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de TVA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This is standard and widely used. As "Tax" is often abbreviated to "TVA" in this context.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fiscale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This is the correct and professional term used in Cameroon and other OHADA countries.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This is the correct and professional term used in Cameroon and other OHADA countries.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de TVA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d'identification fiscale</text:p>
          </table:table-cell>
          <table:table-cell office:value-type="string" calcext:value-type="string">
            <text:p>"Numéro d'immatriculation à la TVA" is also common. "N° TVA intracommunautaire" is a European term</text:p>
          </table:table-cell>
          <table:table-cell office:value-type="string" calcext:value-type="string">
            <text:p>not applicable.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de TVA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de TVA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les écritures de TVA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a TVA séparément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VA !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VA a des transactions. Souhaitez-vous les transférer vers un autre compte de TVA ?</text:p>
          </table:table-cell>
          <table:table-cell office:value-type="string" calcext:value-type="string">
            <text:p>"Vers" is more natural.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 (Hors taxes)</text:p>
          </table:table-cell>
          <table:table-cell office:value-type="string" calcext:value-type="string">
            <text:p>This is standard and widely used.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 (Toutes taxes comprises)</text:p>
          </table:table-cell>
          <table:table-cell office:value-type="string" calcext:value-type="string">
            <text:p>This is standard and widely used.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de facture avec TVA</text:p>
          </table:table-cell>
          <table:table-cell office:value-type="string" calcext:value-type="string">
            <text:p>"Facture avec TVA" or "Facture fiscale" is more common. "N° facture" is standard for "Invoice no.".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Vous ne pouvez pas associer de type de TVA à un client ou à un fournisseur dans le système basé sur les encaissements.</text:p>
          </table:table-cell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</text:p>
          </table:table-cell>
          <table:table-cell office:value-type="string" calcext:value-type="string">
            <text:p>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</text:p>
          </table:table-cell>
          <table:table-cell office:value-type="string" calcext:value-type="string">
            <text:p>la TVA est calculée purement sur la base des encaissements. La taxe n'est due à l'administration fiscale qu'après encaissement auprès du client. Souhaitez-vous continuer ?</text:p>
          </table:table-cell>
          <table:table-cell office:value-type="string" calcext:value-type="string">
            <text:p>"Calculée" is more precise than "basée"</text:p>
          </table:table-cell>
          <table:table-cell office:value-type="string" calcext:value-type="string">
            <text:p>"due" is more accurate than "payable".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de référence fiscale client</text:p>
          </table:table-cell>
          <table:table-cell table:number-columns-repeated="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Immatriculation fiscale</text:p>
          </table:table-cell>
          <table:table-cell table:number-columns-repeated="6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de la TVA</text:p>
          </table:table-cell>
          <table:table-cell table:number-columns-repeated="6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 table:number-columns-repeated="6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table:number-columns-repeated="6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table:number-columns-repeated="6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Hors TVA</text:p>
          </table:table-cell>
          <table:table-cell office:value-type="string" calcext:value-type="string">
            <text:p>"Sans TVA" is also common but "Hors TVA" is more formal in an accounting context.</text:p>
          </table:table-cell>
          <table:table-cell table:number-columns-repeated="5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la TVA sur le compte de contrepartie</text:p>
          </table:table-cell>
          <table:table-cell table:number-columns-repeated="6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avec TVA</text:p>
          </table:table-cell>
          <table:table-cell office:value-type="string" calcext:value-type="string">
            <text:p>"Facture fiscale" is a common professional term.</text:p>
          </table:table-cell>
          <table:table-cell table:number-columns-repeated="5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DE LA TVA</text:p>
          </table:table-cell>
          <table:table-cell office:value-type="string" calcext:value-type="string">
            <text:p>"MONTANT TVA" is acceptable</text:p>
          </table:table-cell>
          <table:table-cell office:value-type="string" calcext:value-type="string">
            <text:p>but this is a more formal translation.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Article non soumis à la TVA</text:p>
          </table:table-cell>
          <table:table-cell office:value-type="string" calcext:value-type="string">
            <text:p>"Non applicable" is not precise enough; "non soumis à la TVA" is the correct legal term.</text:p>
          </table:table-cell>
          <table:table-cell table:number-columns-repeated="5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</text:p>
          </table:table-cell>
          <table:table-cell office:value-type="string" calcext:value-type="string">
            <text:p>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Un montant de TVA a été trouvé</text:p>
          </table:table-cell>
          <table:table-cell office:value-type="string" calcext:value-type="string">
            <text:p>mais le compte de TVA a été supprimé !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VA</text:p>
          </table:table-cell>
          <table:table-cell table:number-columns-repeated="6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 table:number-columns-repeated="6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de TVA par défaut</text:p>
          </table:table-cell>
          <table:table-cell table:number-columns-repeated="6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 table:number-columns-repeated="6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 table:number-columns-repeated="6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 table:number-columns-repeated="6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 table:number-columns-repeated="6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 table:number-columns-repeated="6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 table:number-columns-repeated="6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 table:number-columns-repeated="6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les articles par TVA dans le grand livre</text:p>
          </table:table-cell>
          <table:table-cell table:number-columns-repeated="6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VA stricte sur le compte</text:p>
          </table:table-cell>
          <table:table-cell table:number-columns-repeated="6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VA</text:p>
          </table:table-cell>
          <table:table-cell table:number-columns-repeated="6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la TVA dans les documents</text:p>
          </table:table-cell>
          <table:table-cell table:number-columns-repeated="6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VA</text:p>
          </table:table-cell>
          <table:table-cell table:number-columns-repeated="6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Une consolidation avec la TVA faussera votre relevé de TVA ! Assurez-vous de ne pas utiliser de TVA ou de ne pas consolider les lignes !</text:p>
          </table:table-cell>
          <table:table-cell table:number-columns-repeated="6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</text:p>
          </table:table-cell>
          <table:table-cell office:value-type="string" calcext:value-type="string">
            <text:p>de Ventes</text:p>
          </table:table-cell>
          <table:table-cell office:value-type="string" calcext:value-type="string">
            <text:p>de Coûts des Ventes et de TVA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st of sales and Tax accounts</text:p>
          </table:table-cell>
          <table:table-cell office:value-type="string" calcext:value-type="string">
            <text:p>Comptes d'achats</text:p>
          </table:table-cell>
          <table:table-cell office:value-type="string" calcext:value-type="string">
            <text:p>de ventes</text:p>
          </table:table-cell>
          <table:table-cell office:value-type="string" calcext:value-type="string">
            <text:p>de coût des ventes et de TVA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de code postal / N° d'identification fiscale / N° d'immatriculation</text:p>
          </table:table-cell>
          <table:table-cell table:number-columns-repeated="6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Plugin fiscal néerlandais</text:p>
          </table:table-cell>
          <table:table-cell table:number-columns-repeated="6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 table:number-columns-repeated="6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de TVA</text:p>
          </table:table-cell>
          <table:table-cell table:number-columns-repeated="6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de TVA</text:p>
          </table:table-cell>
          <table:table-cell table:number-columns-repeated="6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de TVA Clients (N° d'identification fiscale)</text:p>
          </table:table-cell>
          <table:table-cell office:value-type="string" calcext:value-type="string">
            <text:p>"N° d'identification fiscale" is the correct term.</text:p>
          </table:table-cell>
          <table:table-cell table:number-columns-repeated="5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des profits/pertes dans le grand livre avec de la TVA. Cela perturbera les rapports fiscaux. Souhaitez-vous continuer ?</text:p>
          </table:table-cell>
          <table:table-cell office:value-type="string" calcext:value-type="string">
            <text:p>"Avec de la TVA" is more natural. "perturbera" is a good professional term.</text:p>
          </table:table-cell>
          <table:table-cell table:number-columns-repeated="5"/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Cannot change the table name or column "FTaxAmt".</text:p>
          </table:table-cell>
          <table:table-cell table:number-columns-repeated="5"/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le montant de TVA (incl./excl.) (bug inversé)</text:p>
          </table:table-cell>
          <table:table-cell table:number-columns-repeated="6"/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de TVA Point de Vente (PdV)</text:p>
          </table:table-cell>
          <table:table-cell table:number-columns-repeated="6"/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table:number-columns-repeated="6"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uméro d'identification fiscale</text:p>
          </table:table-cell>
          <table:table-cell office:value-type="string" calcext:value-type="string">
            <text:p>"Référence fiscale" is also correct.</text:p>
          </table:table-cell>
          <table:table-cell table:number-columns-repeated="5"/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VA sur document</text:p>
          </table:table-cell>
          <table:table-cell table:number-columns-repeated="6"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VA sur le compte de TVA</text:p>
          </table:table-cell>
          <table:table-cell table:number-columns-repeated="6"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VA par période</text:p>
          </table:table-cell>
          <table:table-cell table:number-columns-repeated="6"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"SANS" is a correct and common term in this context.</text:p>
          </table:table-cell>
          <table:table-cell table:number-columns-repeated="5"/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VA (sans codes)</text:p>
          </table:table-cell>
          <table:table-cell table:number-columns-repeated="6"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VA (sans codes)</text:p>
          </table:table-cell>
          <table:table-cell table:number-columns-repeated="6"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VA (sans codes)</text:p>
          </table:table-cell>
          <table:table-cell table:number-columns-repeated="6"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VA (sans codes)</text:p>
          </table:table-cell>
          <table:table-cell table:number-columns-repeated="6"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VA (sans codes)</text:p>
          </table:table-cell>
          <table:table-cell table:number-columns-repeated="6"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VA (15 codes)</text:p>
          </table:table-cell>
          <table:table-cell table:number-columns-repeated="6"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VA (15 codes)</text:p>
          </table:table-cell>
          <table:table-cell table:number-columns-repeated="6"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VA (15 codes)</text:p>
          </table:table-cell>
          <table:table-cell table:number-columns-repeated="6"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VA (15 codes)</text:p>
          </table:table-cell>
          <table:table-cell table:number-columns-repeated="6"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VA (15 codes)</text:p>
          </table:table-cell>
          <table:table-cell table:number-columns-repeated="6"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VA (15 codes)</text:p>
          </table:table-cell>
          <table:table-cell table:number-columns-repeated="6"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de TVA</text:p>
          </table:table-cell>
          <table:table-cell table:number-columns-repeated="6"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VA</text:p>
          </table:table-cell>
          <table:table-cell table:number-columns-repeated="6"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uméros d'identification fiscale et d'immatriculation d'entreprise</text:p>
          </table:table-cell>
          <table:table-cell table:number-columns-repeated="6"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de TVA - N° de référence / document</text:p>
          </table:table-cell>
          <table:table-cell table:number-columns-repeated="6"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de TVA fournisseurs (N° d'identification fiscale)</text:p>
          </table:table-cell>
          <table:table-cell office:value-type="string" calcext:value-type="string">
            <text:p>"N° d'identification fiscale" is the correct term.</text:p>
          </table:table-cell>
          <table:table-cell table:number-columns-repeated="5"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de TVA - Taux d'imposition</text:p>
          </table:table-cell>
          <table:table-cell table:number-columns-repeated="6"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de mise en page SANS TVA</text:p>
          </table:table-cell>
          <table:table-cell table:number-columns-repeated="6"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e document SANS TVA</text:p>
          </table:table-cell>
          <table:table-cell table:number-columns-repeated="6"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e document SANS TVA (15 codes)</text:p>
          </table:table-cell>
          <table:table-cell table:number-columns-repeated="6"/>
        </table:table-row>
      </table:table>
      <table:table table:name="Sheet1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belID</text:p>
          </table:table-cell>
          <table:table-cell office:value-type="string" calcext:value-type="string">
            <text:p>French (FR) Original</text:p>
          </table:table-cell>
          <table:table-cell office:value-type="string" calcext:value-type="string">
            <text:p>English (Original source)</text:p>
          </table:table-cell>
          <table:table-cell office:value-type="string" calcext:value-type="string">
            <text:p>French Cameroun (FR-CM) (Translated/Correct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de TV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This is standard, as "Tax" is often abbreviated to "TVA" in this contex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fiscale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This is the correct and professional term used in Cameroon and other OHADA countries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This is the correct and professional term used in Cameroon and other OHADA countries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de TVA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d'identification fiscale</text:p>
          </table:table-cell>
          <table:table-cell office:value-type="string" calcext:value-type="string">
            <text:p>"Numéro d'immatriculation à la TVA" is also common. "N° TVA intracommunautaire" is a European term, not applicable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de TVA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de TVA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les écritures de TVA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a TVA séparément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VA !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VA a des transactions. Souhaitez-vous les transférer vers un autre compte de TVA ?</text:p>
          </table:table-cell>
          <table:table-cell office:value-type="string" calcext:value-type="string">
            <text:p>"Vers" is more natural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 (Hors taxes)</text:p>
          </table:table-cell>
          <table:table-cell office:value-type="string" calcext:value-type="string">
            <text:p>This is standard and widely used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 (Toutes taxes comprises)</text:p>
          </table:table-cell>
          <table:table-cell office:value-type="string" calcext:value-type="string">
            <text:p>This is standard and widely used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de facture avec TVA</text:p>
          </table:table-cell>
          <table:table-cell office:value-type="string" calcext:value-type="string">
            <text:p>"Facture avec TVA" or "Facture fiscale" is more common. "N° facture" is standard for "Invoice no."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Vous ne pouvez pas associer de type de TVA à un client ou à un fournisseur dans le système basé sur les encaissements.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, la TVA est calculée purement sur la base des encaissements. La taxe n'est due à l'administration fiscale qu'après encaissement auprès du client. Souhaitez-vous continuer ?</text:p>
          </table:table-cell>
          <table:table-cell office:value-type="string" calcext:value-type="string">
            <text:p>"Calculée" is more precise than "basée", "due" is more accurate than "payable"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de référence fiscale client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Immatriculation fiscale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de la TVA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Hors TVA</text:p>
          </table:table-cell>
          <table:table-cell office:value-type="string" calcext:value-type="string">
            <text:p>"Sans TVA" is also common, but "Hors TVA" is more formal in an accounting context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la TVA sur le compte de contrepartie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avec TVA</text:p>
          </table:table-cell>
          <table:table-cell office:value-type="string" calcext:value-type="string">
            <text:p>"Facture fiscale" is a common professional term.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DE LA TVA</text:p>
          </table:table-cell>
          <table:table-cell office:value-type="string" calcext:value-type="string">
            <text:p>"MONTANT TVA" is acceptable, but this is a more formal translation.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Article non soumis à la TVA</text:p>
          </table:table-cell>
          <table:table-cell office:value-type="string" calcext:value-type="string">
            <text:p>"Non applicable" is not precise enough; "non soumis à la TVA" is the correct legal term.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Un montant de TVA a été trouvé, mais le compte de TVA a été supprimé !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VA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de TVA par défaut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les articles par TVA dans le grand livre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VA stricte sur le compte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VA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la TVA dans les documents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VA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Une consolidation avec la TVA faussera votre relevé de TVA ! Assurez-vous de ne pas utiliser de TVA ou de ne pas consolider les lignes !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d'achats, de ventes, de coût des ventes et de TVA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de code postal / N° d'identification fiscale / N° d'immatriculation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Plugin fiscal néerlandais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de TVA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de TVA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de TVA Clients (N° d'identification fiscale)</text:p>
          </table:table-cell>
          <table:table-cell office:value-type="string" calcext:value-type="string">
            <text:p>"N° d'identification fiscale" is the correct term.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des profits/pertes dans le grand livre avec de la TVA. Cela perturbera les rapports fiscaux. Souhaitez-vous continuer ?</text:p>
          </table:table-cell>
          <table:table-cell office:value-type="string" calcext:value-type="string">
            <text:p>"Avec de la TVA" is more natural. "perturbera" is a good professional term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ise à jour Dochead MontantTVA</text:p>
          </table:table-cell>
          <table:table-cell office:value-type="string" calcext:value-type="string">
            <text:p>"MontantTVA" is more professional than "FTaxAmt".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le montant de TVA (incl./excl.) (bug inversé)</text:p>
          </table:table-cell>
          <table:table-cell/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de TVA Point de Vente (PdV)</text:p>
          </table:table-cell>
          <table:table-cell/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uméro d'identification fiscale</text:p>
          </table:table-cell>
          <table:table-cell office:value-type="string" calcext:value-type="string">
            <text:p>"Référence fiscale" is also correct.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VA sur document</text:p>
          </table:table-cell>
          <table:table-cell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VA sur le compte de TVA</text:p>
          </table:table-cell>
          <table:table-cell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VA par période</text:p>
          </table:table-cell>
          <table:table-cell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"SANS" is a correct and common term in this context.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VA (sans codes)</text:p>
          </table:table-cell>
          <table:table-cell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VA (sans codes)</text:p>
          </table:table-cell>
          <table:table-cell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VA (sans codes)</text:p>
          </table:table-cell>
          <table:table-cell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VA (sans codes)</text:p>
          </table:table-cell>
          <table:table-cell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VA (sans codes)</text:p>
          </table:table-cell>
          <table:table-cell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VA (15 codes)</text:p>
          </table:table-cell>
          <table:table-cell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VA (15 codes)</text:p>
          </table:table-cell>
          <table:table-cell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VA (15 codes)</text:p>
          </table:table-cell>
          <table:table-cell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VA (15 codes)</text:p>
          </table:table-cell>
          <table:table-cell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VA (15 codes)</text:p>
          </table:table-cell>
          <table:table-cell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VA (15 codes)</text:p>
          </table:table-cell>
          <table:table-cell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de TVA</text:p>
          </table:table-cell>
          <table:table-cell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VA</text:p>
          </table:table-cell>
          <table:table-cell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uméros d'identification fiscale et d'immatriculation d'entreprise</text:p>
          </table:table-cell>
          <table:table-cell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de TVA - N° de référence / document</text:p>
          </table:table-cell>
          <table:table-cell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de TVA fournisseurs (N° d'identification fiscale)</text:p>
          </table:table-cell>
          <table:table-cell office:value-type="string" calcext:value-type="string">
            <text:p>"N° d'identification fiscale" is the correct term.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de TVA - Taux d'imposition</text:p>
          </table:table-cell>
          <table:table-cell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de mise en page SANS TVA</text:p>
          </table:table-cell>
          <table:table-cell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e document SANS TVA</text:p>
          </table:table-cell>
          <table:table-cell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e document SANS TVA (15 codes)</text:p>
          </table:table-cell>
          <table:table-cell/>
        </table:table-row>
      </table:table>
      <table:table table:name="Sheet1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belID</text:p>
          </table:table-cell>
          <table:table-cell office:value-type="string" calcext:value-type="string">
            <text:p>French (FR) Original</text:p>
          </table:table-cell>
          <table:table-cell office:value-type="string" calcext:value-type="string">
            <text:p>English (Original source)</text:p>
          </table:table-cell>
          <table:table-cell office:value-type="string" calcext:value-type="string">
            <text:p>French Cameroun (FR-CM) (Corrected, UI-Optimiz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Original is short and correct. No change needed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. fiscale</text:p>
          </table:table-cell>
          <table:table-cell office:value-type="string" calcext:value-type="string">
            <text:p>Shortened "Référence fiscale" to "Réf. fiscale"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Standard term, already concise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Standard term, already concise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Original is short and correct. No change needed.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Original is short and correct. No change needed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Immat. Fiscale</text:p>
          </table:table-cell>
          <table:table-cell office:value-type="string" calcext:value-type="string">
            <text:p>Shortened "Numéro d'immatriculation fiscale" to "N° Immat. Fiscale". More universally applicable than "TVA intracommunautaire"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Original is short and correct. No change needed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Original is short and correct. No change needed.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Original is short and correct. No change needed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TVA sép.</text:p>
          </table:table-cell>
          <table:table-cell office:value-type="string" calcext:value-type="string">
            <text:p>Shortened "séparément" to "sép."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Pas un compte de TVA !</text:p>
          </table:table-cell>
          <table:table-cell office:value-type="string" calcext:value-type="string">
            <text:p>Shortened to be more direct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TVA a des transactions. Transférer ?</text:p>
          </table:table-cell>
          <table:table-cell office:value-type="string" calcext:value-type="string">
            <text:p>Significantly shortened for a UI popup, retaining key information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Concise and widely understood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Pas de type TVA pour client/fournisseur dans système d'encaissement.</text:p>
          </table:table-cell>
          <table:table-cell office:value-type="string" calcext:value-type="string">
            <text:p>Significantly shortened for UI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TVA basée sur les encaissements. Taxe due après réception paiement client. Continuer ?</text:p>
          </table:table-cell>
          <table:table-cell office:value-type="string" calcext:value-type="string">
            <text:p>Significantly shortened while retaining essential meaning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Réf. fiscale client</text:p>
          </table:table-cell>
          <table:table-cell office:value-type="string" calcext:value-type="string">
            <text:p>Shortened to be more concise.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Immat. fiscale</text:p>
          </table:table-cell>
          <table:table-cell office:value-type="string" calcext:value-type="string">
            <text:p>Shortened "Immatriculation fiscale" to "Immat. fiscale"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Original is short and correct.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Original is short and correct.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Sans TVA</text:p>
          </table:table-cell>
          <table:table-cell office:value-type="string" calcext:value-type="string">
            <text:p>More common and short for UI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TVA sur compte contrepartie</text:p>
          </table:table-cell>
          <table:table-cell office:value-type="string" calcext:value-type="string">
            <text:p>Slight adjustment, keeping it concise.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Original is short and correct.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Original is short and correct.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Article non soumis TVA</text:p>
          </table:table-cell>
          <table:table-cell office:value-type="string" calcext:value-type="string">
            <text:p>Shortened "non soumis à la TVA" for UI.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Montant TVA trouvé, compte supprimé !</text:p>
          </table:table-cell>
          <table:table-cell office:value-type="string" calcext:value-type="string">
            <text:p>Shortened for UI.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TVA</text:p>
          </table:table-cell>
          <table:table-cell office:value-type="string" calcext:value-type="string">
            <text:p>Shortened "la TVA" to "TVA" which is common in UI.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TVA par défaut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TVA par défaut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TVA liée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contrepartie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TVA par défaut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TVA liée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contrepartie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articles/TVA GL</text:p>
          </table:table-cell>
          <table:table-cell office:value-type="string" calcext:value-type="string">
            <text:p>"GL" for "Grand Livre" is a common abbreviation in this context.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VA stricte sur compte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TVA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TVA docs</text:p>
          </table:table-cell>
          <table:table-cell office:value-type="string" calcext:value-type="string">
            <text:p>Shortened "documents" to "docs".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TVA</text:p>
          </table:table-cell>
          <table:table-cell office:value-type="string" calcext:value-type="string">
            <text:p>Common abbreviation for UI.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Consolider lignes/TVA faussera le rapport. Ne pas utiliser TVA OU ne pas consolider.</text:p>
          </table:table-cell>
          <table:table-cell office:value-type="string" calcext:value-type="string">
            <text:p>Significantly shortened for UI, using a clearer, abbreviated style.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Achat, Vente, Coût Vente et TVA</text:p>
          </table:table-cell>
          <table:table-cell office:value-type="string" calcext:value-type="string">
            <text:p>Removed "d'" and "de" for brevity.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. Code Postal / N° ID Fiscale / N° Immat.</text:p>
          </table:table-cell>
          <table:table-cell office:value-type="string" calcext:value-type="string">
            <text:p>Shortened "Recherche" and used abbreviated terms.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TVA clients (N° ID Fiscale)</text:p>
          </table:table-cell>
          <table:table-cell office:value-type="string" calcext:value-type="string">
            <text:p>Shortened "numéro d'identification fiscale" to "N° ID Fiscale".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Imputation profits/pertes au GL avec TVA faussera rapport fiscal. Continuer ?</text:p>
          </table:table-cell>
          <table:table-cell office:value-type="string" calcext:value-type="string">
            <text:p>Significantly shortened, using "GL" for "Grand Livre" and a more direct style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àJ Dochead MontantTVA</text:p>
          </table:table-cell>
          <table:table-cell office:value-type="string" calcext:value-type="string">
            <text:p>Shortened to be more practical.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Original is fine and concise.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Original is concise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Standard.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° ID Fiscale</text:p>
          </table:table-cell>
          <table:table-cell office:value-type="string" calcext:value-type="string">
            <text:p>Shortened "numéro d'identification fiscale".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VA / période</text:p>
          </table:table-cell>
          <table:table-cell office:value-type="string" calcext:value-type="string">
            <text:p>Used "/" for brevity.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&amp; TVA</text:p>
          </table:table-cell>
          <table:table-cell office:value-type="string" calcext:value-type="string">
            <text:p>Using "&amp;" for brevity and a professional look.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°s ID Fiscale &amp; Enreg. Entrep.</text:p>
          </table:table-cell>
          <table:table-cell office:value-type="string" calcext:value-type="string">
            <text:p>Used "N°s", "ID", "&amp;", and "Enreg. Entrep." to shorten.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TVA - N° réf. / doc.</text:p>
          </table:table-cell>
          <table:table-cell office:value-type="string" calcext:value-type="string">
            <text:p>Shortened "référence" and "document".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TVA fournisseurs (N° ID Fiscale)</text:p>
          </table:table-cell>
          <table:table-cell office:value-type="string" calcext:value-type="string">
            <text:p>Shortened "numéro d'identification fiscale".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TVA - Taux Imp.</text:p>
          </table:table-cell>
          <table:table-cell office:value-type="string" calcext:value-type="string">
            <text:p>Shortened "Taux d'Imposition" to "Taux Imp.".</text:p>
          </table:table-cell>
        </table:table-row>
      </table:table>
      <table:table table:name="Sheet1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belID</text:p>
          </table:table-cell>
          <table:table-cell office:value-type="string" calcext:value-type="string">
            <text:p>French (FR) Original</text:p>
          </table:table-cell>
          <table:table-cell office:value-type="string" calcext:value-type="string">
            <text:p>English (Original source)</text:p>
          </table:table-cell>
          <table:table-cell office:value-type="string" calcext:value-type="string">
            <text:p>French Côte d'Ivoire (FR-CI) (Translated/Correct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. fiscale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. fiscale</text:p>
          </table:table-cell>
          <table:table-cell office:value-type="string" calcext:value-type="string">
            <text:p>Already concise and correct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Standard OHADA term for Input VAT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Standard OHADA term for Output VAT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Immat. Fiscale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de Compte Contribuable</text:p>
          </table:table-cell>
          <table:table-cell office:value-type="string" calcext:value-type="string">
            <text:p>"N° de Compte Contribuable" (Taxpayer Account Number) is the formal term used by the DGI. "N° Immat. Fiscale" is also correct but "Compte Contribuable" is more specific to the official registration number. For UI length, "N° Contribuable" is a great, concise alternative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Original is short and correct. No change needed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TVA sép.</text:p>
          </table:table-cell>
          <table:table-cell office:value-type="string" calcext:value-type="string">
            <text:p>Shortened for UI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ci n'est pas un compte de TVA.</text:p>
          </table:table-cell>
          <table:table-cell office:value-type="string" calcext:value-type="string">
            <text:p>"Ceci" is slightly more formal than "Ce"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TVA a des transactions. Transférer ?</text:p>
          </table:table-cell>
          <table:table-cell office:value-type="string" calcext:value-type="string">
            <text:p>Significantly shortened for a UI popup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Standard and already optimized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de facture avec TVA</text:p>
          </table:table-cell>
          <table:table-cell office:value-type="string" calcext:value-type="string">
            <text:p>"Facture avec TVA" or "Facture fiscale" are common. The original "N° facture TVA" is acceptable for brevity but less formal. I've corrected it to a more precise version. For UI, "N° Facture TVA" is still the best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Pas de type TVA pour client/fournisseur dans un système d'encaissement.</text:p>
          </table:table-cell>
          <table:table-cell office:value-type="string" calcext:value-type="string">
            <text:p>Shortened for UI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TVA basée sur les encaissements. Taxe due après réception du paiement. Continuer ?</text:p>
          </table:table-cell>
          <table:table-cell office:value-type="string" calcext:value-type="string">
            <text:p>Significantly shortened for UI, using "due" instead of "payable" which is a more precise term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Réf. fiscale client</text:p>
          </table:table-cell>
          <table:table-cell office:value-type="string" calcext:value-type="string">
            <text:p>Shortened to be more concise.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Immat. fiscale</text:p>
          </table:table-cell>
          <table:table-cell office:value-type="string" calcext:value-type="string">
            <text:p>Shortened "Immatriculation fiscale" to "Immat. fiscale", which is common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Original is fine and concise.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Sans TVA</text:p>
          </table:table-cell>
          <table:table-cell office:value-type="string" calcext:value-type="string">
            <text:p>Common and concise for UI. "Hors TVA" is also an option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Original is fine and concise.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Original is fine and concise.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Article non soumis TVA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Article non soumis à la TVA</text:p>
          </table:table-cell>
          <table:table-cell office:value-type="string" calcext:value-type="string">
            <text:p>More formal and precise.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Montant de TVA trouvé, mais compte supprimé !</text:p>
          </table:table-cell>
          <table:table-cell office:value-type="string" calcext:value-type="string">
            <text:p>Slightly shorter for UI.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More formal for "TVA".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TVA par défaut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TVA liée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Slightly more formal.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TVA par défaut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TVA liée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Slightly more formal.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Consolider avec TVA faussera votre relevé. Ne pas utiliser TVA ou ne pas consolider.</text:p>
          </table:table-cell>
          <table:table-cell office:value-type="string" calcext:value-type="string">
            <text:p>Shortened for UI.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d'achats, de ventes, de Coût des ventes et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. Code Postal / N° ID Fiscale / N° Enregistrement</text:p>
          </table:table-cell>
          <table:table-cell office:value-type="string" calcext:value-type="string">
            <text:p>Shortened for UI.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Correct as is.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Correct as is.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TVA Clients (N° de Compte Contribuable)</text:p>
          </table:table-cell>
          <table:table-cell office:value-type="string" calcext:value-type="string">
            <text:p>"N° de Compte Contribuable" is the formal term.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Imputer profits/pertes au grand livre avec TVA. Cela perturbera les rapports fiscaux. Continuer ?</text:p>
          </table:table-cell>
          <table:table-cell office:value-type="string" calcext:value-type="string">
            <text:p>Shortened for UI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àJ Dochead MontantTVA</text:p>
          </table:table-cell>
          <table:table-cell office:value-type="string" calcext:value-type="string">
            <text:p>Shortened to be more practical.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Original is fine and concise.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° ID Fiscale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° Contribuable</text:p>
          </table:table-cell>
          <table:table-cell office:value-type="string" calcext:value-type="string">
            <text:p>"N° Contribuable" (Taxpayer number) is the most common and official term used in Côte d'Ivoire.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VA sur Compte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de TVA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°s d'identification fiscale et d'immatriculation d'entreprise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de TVA - N° de référence / document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TVA fournisseurs (N° de Compte Contribuable)</text:p>
          </table:table-cell>
          <table:table-cell office:value-type="string" calcext:value-type="string">
            <text:p>"N° de Compte Contribuable" is the formal term.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de TVA - Taux d'imposition</text:p>
          </table:table-cell>
          <table:table-cell office:value-type="string" calcext:value-type="string">
            <text:p>Standard professional term.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Original is fine.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Original is fine.</text:p>
          </table:table-cell>
        </table:table-row>
      </table:table>
      <table:table table:name="Sheet18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original (FR))</text:p>
          </table:table-cell>
          <table:table-cell office:value-type="string" calcext:value-type="string">
            <text:p>English (EN) source</text:p>
          </table:table-cell>
          <table:table-cell office:value-type="string" calcext:value-type="string">
            <text:p>French Haiti (FR-HT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axe</text:p>
          </table:table-cell>
          <table:table-cell office:value-type="string" calcext:value-type="string">
            <text:p>UI menu shortcu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. Taxe</text:p>
          </table:table-cell>
          <table:table-cell office:value-type="string" calcext:value-type="string">
            <text:p>Abbreviated to fit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axe Déductibl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axe Collecté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Fiscal</text:p>
          </table:table-cell>
          <table:table-cell office:value-type="string" calcext:value-type="string">
            <text:p>More general term for tax system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Kept as is (EU term)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rapport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écritures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taxe séparément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axe.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axe a des transactions. Souhaitez-vous les transférer vers un autre compte de taxe ?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Standard accounting abbreviation (Hors Taxe)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Standard accounting abbreviation (Toutes Taxes Comprises)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Facture Fiscal</text:p>
          </table:table-cell>
          <table:table-cell office:value-type="string" calcext:value-type="string">
            <text:p>"Facture Fiscal" is the common term for a tax invoice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Impossible d'avoir un type de taxe pour un client/fournisseur dans le système basé sur les encaissements.</text:p>
          </table:table-cell>
          <table:table-cell office:value-type="string" calcext:value-type="string">
            <text:p>Rephrased for clarity and brevity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, la taxe est basée sur les encaissements. Elle n'est payable aux autorités qu'après réception du paiement client. Voulez-vous continuer ?</text:p>
          </table:table-cell>
          <table:table-cell office:value-type="string" calcext:value-type="string">
            <text:p>Condensed for UI while keeping all critical info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Réf. Fiscal Client</text:p>
          </table:table-cell>
          <table:table-cell office:value-type="string" calcext:value-type="string">
            <text:p>"Référence Fiscale" is a standard term.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Immatriculation Fiscal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Sans Tax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taxe sur cpte contrepartie</text:p>
          </table:table-cell>
          <table:table-cell office:value-type="string" calcext:value-type="string">
            <text:p>Standard term, "cpte" is a common UI abbreviation for "compte".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Fiscal</text:p>
          </table:table-cell>
          <table:table-cell office:value-type="string" calcext:value-type="string">
            <text:p>Standard term for tax invoice.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Taxe non applicabl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Montant de taxe trouvé, mais le compte de taxe est supprimé !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taxe par défaut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taxe par défaut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taxe lié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axe lié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axe contreparti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taxe par défaut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taxe lié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axe lié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axe contreparti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articles par taxe au grand livr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axe stricte sur le compt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taxe dans documents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La consolidation avec taxe faussera votre déclaration ! Assurez-vous de ne pas utiliser la taxe ou de ne pas consolider les lignes !</text:p>
          </table:table-cell>
          <table:table-cell office:value-type="string" calcext:value-type="string">
            <text:p>Condensed by using "déclaration" (return) and removing redundancy.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Achats, Ventes, Coût des Ventes et Taxe</text:p>
          </table:table-cell>
          <table:table-cell office:value-type="string" calcext:value-type="string">
            <text:p>Standard terms.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Code Postal / N° Fiscal / N° Enregistrement</text:p>
          </table:table-cell>
          <table:table-cell office:value-type="string" calcext:value-type="string">
            <text:p>"N° Fiscal" is the common term for Tax ID.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Module Fiscal Néerlandais</text:p>
          </table:table-cell>
          <table:table-cell office:value-type="string" calcext:value-type="string">
            <text:p>"Module" is often preferred over "Plugin".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Kept as is, it's a proper noun for a feature.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de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de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Taxe Clients (N° Fiscal)</text:p>
          </table:table-cell>
          <table:table-cell office:value-type="string" calcext:value-type="string">
            <text:p>"N° Fiscal" for Tax ID.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des profits/pertes avec taxe. Cela perturbera les rapports fiscaux. Continuer ?</text:p>
          </table:table-cell>
          <table:table-cell office:value-type="string" calcext:value-type="string">
            <text:p>Shortened for UI, using "Continuer ?" which is a standard UI pattern for "Do you wish to continue?"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àj En-tête Doc MontantTaxe</text:p>
          </table:table-cell>
          <table:table-cell office:value-type="string" calcext:value-type="string">
            <text:p>Translated for clarity: "Update Document Header Tax Amount".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montant taxe (incl./excl.) (bug inversé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Fiscal PdV</text:p>
          </table:table-cell>
          <table:table-cell office:value-type="string" calcext:value-type="string">
            <text:p>"Facture Fiscal" for Tax Invoice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uméro fiscal</text:p>
          </table:table-cell>
          <table:table-cell office:value-type="string" calcext:value-type="string">
            <text:p>"Numéro fiscal" is the standard term.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axe document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axe sur compte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axe par périod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AXE (sans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AXE (sans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AXE (sans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AXE (sans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. SANS TAXE (sans codes)</text:p>
          </table:table-cell>
          <table:table-cell office:value-type="string" calcext:value-type="string">
            <text:p>"Fourn." is a common abbreviation for "fournisseur".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AXE (sans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AXE (15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AXE (15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AXE (15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AXE (15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. SANS TAXE (15 codes)</text:p>
          </table:table-cell>
          <table:table-cell office:value-type="string" calcext:value-type="string">
            <text:p>"Fourn." is a common abbreviation for "fournisseur".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AXE (15 codes)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de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uméros d'Identification Fiscal et d'Enregistrement</text:p>
          </table:table-cell>
          <table:table-cell office:value-type="string" calcext:value-type="string">
            <text:p>Slightly shortened by removing "d'Entreprise" which is implied.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Taxe - N° référence / document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Taxe Fournisseurs (N° Fiscal)</text:p>
          </table:table-cell>
          <table:table-cell office:value-type="string" calcext:value-type="string">
            <text:p>"N° Fiscal" for Tax ID.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Taxe - Taux d'Imposition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Mise en page SANS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ocument SANS TAXE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ocument SANS TAXE (15 codes)</text:p>
          </table:table-cell>
          <table:table-cell office:value-type="string" calcext:value-type="string">
            <text:p>Standard term.</text:p>
          </table:table-cell>
        </table:table-row>
      </table:table>
      <table:table table:name="Sheet1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original (FR))</text:p>
          </table:table-cell>
          <table:table-cell office:value-type="string" calcext:value-type="string">
            <text:p>English (EN) source</text:p>
          </table:table-cell>
          <table:table-cell office:value-type="string" calcext:value-type="string">
            <text:p>French Haiti (FR-HT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TV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TVA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VA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TVA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TVA intracom.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rapport TVA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TVA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transactions TVA</text:p>
          </table:table-cell>
          <table:table-cell office:value-type="string" calcext:value-type="string">
            <text:p>"Écritures" is more formal accounting; "transactions" is more common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a TVA séparément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Sa se pa yon kont TVA.</text:p>
          </table:table-cell>
          <table:table-cell office:value-type="string" calcext:value-type="string">
            <text:p>Literal translation of "This is not a tax account" while keeping it natural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Gen tranzaksyon sou kont TVA sa. Ou vle transfere tranzaksyon yo nan yon lòt kont TVA?</text:p>
          </table:table-cell>
          <table:table-cell office:value-type="string" calcext:value-type="string">
            <text:p>Slightly more conversational while retaining full meaning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fakti TVA</text:p>
          </table:table-cell>
          <table:table-cell office:value-type="string" calcext:value-type="string">
            <text:p>"Facture" and "fakti" are both widely used in Haiti. "Fakti" is more Creole-influenced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Ou pa ka gen yon tip TVA pou yon kliyan oubyen yon founisè nan sistèm ki baze sou resi lajan an.</text:p>
          </table:table-cell>
          <table:table-cell office:value-type="string" calcext:value-type="string">
            <text:p>Direct translation that clarifies the concept of a "payments based system"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Nan metòd sa a, TVA a baze sèlman sou resi lajan. Ou gen pou peye taks la bay gouvènman an sèlman apre kliyan an peye w. Vle kontinye?</text:p>
          </table:table-cell>
          <table:table-cell office:value-type="string" calcext:value-type="string">
            <text:p>Simplified and direct translation. "Gouvènman an" (the government) is more common than "administration fiscale". "Vle kontinye?" is a more concise and natural way to ask "Do you wish to continue?"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TVA ref. kliyan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Enregistreman TVA</text:p>
          </table:table-cell>
          <table:table-cell office:value-type="string" calcext:value-type="string">
            <text:p>"Enregistreman" is more common than "immatriculation"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Kantite TVA</text:p>
          </table:table-cell>
          <table:table-cell office:value-type="string" calcext:value-type="string">
            <text:p>"Kantite" (quantity/amount) is a good alternative to "montant."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VA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Pa gen TVA</text:p>
          </table:table-cell>
          <table:table-cell office:value-type="string" calcext:value-type="string">
            <text:p>Literal translation, very common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ete TVA sou kont kontrepati a</text:p>
          </table:table-cell>
          <table:table-cell office:value-type="string" calcext:value-type="string">
            <text:p>"Mete" (put/place) works well here.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kti TVA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Kantite TVA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TVA pa aplikab</text:p>
          </table:table-cell>
          <table:table-cell office:value-type="string" calcext:value-type="string">
            <text:p>"Pa aplikab" is the most direct and clear translation.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Yo jwenn kantite TVA a, men yo efase kont TVA a!</text:p>
          </table:table-cell>
          <table:table-cell office:value-type="string" calcext:value-type="string">
            <text:p>"Yo efase" (they deleted) is a natural way to express a passive action.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ye TVA</text:p>
          </table:table-cell>
          <table:table-cell office:value-type="string" calcext:value-type="string">
            <text:p>"Modifye" is a common creolization of "modifier".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Itilize TVA pa defo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Kont TVA pa defo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Itilize TVA ki gen lyezon</text:p>
          </table:table-cell>
          <table:table-cell office:value-type="string" calcext:value-type="string">
            <text:p>"Lyezon" is a good translation for "link".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ki gen lyezon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kontrepati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Itilize TVA pa defo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Itilize TVA ki gen lyezon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ki gen lyezon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kontrepati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onn atik pa TVA nan gran liv la</text:p>
          </table:table-cell>
          <table:table-cell office:value-type="string" calcext:value-type="string">
            <text:p>"Fonn" (melt/merge) is appropriate here. "Gran liv la" is a direct and standard term.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VA strik sou kont lan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yezon TVA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iche TVA nan dokiman yo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Kache TVA sa</text:p>
          </table:table-cell>
          <table:table-cell office:value-type="string" calcext:value-type="string">
            <text:p>"Kache" is a direct translation.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Lè w fonn liy yo epi w ap itilize TVA, sa ap defòme rapò TVA w la! Asire w ou pa itilize TVA oswa ou pa fonn liy yo!</text:p>
          </table:table-cell>
          <table:table-cell office:value-type="string" calcext:value-type="string">
            <text:p>Maintains the urgency and full meaning. "Defòme" is a good fit for "mess up".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Kont acha, vann, pri vant ak TVA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Chèche Kòd Postal / N° TVA / N° Enskripsyon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Plugin Fiskaal Olandè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eklarasyon Fiskaal Bèlj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Klas TVA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Klas TVA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 TVA Kliyan (n° TVA)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W ap mete pwofi/pèt nan gran liv la ak taks. Sa pral deranje rapò fiskal yo. Ou vle kontinye?</text:p>
          </table:table-cell>
          <table:table-cell office:value-type="string" calcext:value-type="string">
            <text:p>"Deranje" (disturb/mess up) is a natural fit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ete ajou antèt dokiman FTaxAmt</text:p>
          </table:table-cell>
          <table:table-cell office:value-type="string" calcext:value-type="string">
            <text:p>"Mete ajou" is the standard term for "update".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Korektif kantite TVA (enk./eksk.) (bug envèse)</text:p>
          </table:table-cell>
          <table:table-cell office:value-type="string" calcext:value-type="string">
            <text:p>"Korektif" and "enk./eksk." are standard and concise.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kti TVA pou PdV</text:p>
          </table:table-cell>
          <table:table-cell office:value-type="string" calcext:value-type="string">
            <text:p>"Pou" (for) clarifies the relationship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Nimeewo TVA w la</text:p>
          </table:table-cell>
          <table:table-cell office:value-type="string" calcext:value-type="string">
            <text:p>"Nimeewo" and "w la" make it more natural and specific to "your".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VA dokiman</text:p>
          </table:table-cell>
          <table:table-cell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VA sou kont TVA</text:p>
          </table:table-cell>
          <table:table-cell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VA pa peryòd</text:p>
          </table:table-cell>
          <table:table-cell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kti SAN TVA (san kòd)</text:p>
          </table:table-cell>
          <table:table-cell office:value-type="string" calcext:value-type="string">
            <text:p>"San kòd" is a literal and concise translation.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Nòt kredi SAN TVA (san kòd)</text:p>
          </table:table-cell>
          <table:table-cell office:value-type="string" calcext:value-type="string">
            <text:p>"Nòt kredi" is a common term for "avoir".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 SAN TVA (san kòd)</text:p>
          </table:table-cell>
          <table:table-cell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 SAN TVA (san kòd)</text:p>
          </table:table-cell>
          <table:table-cell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 founisè SAN TVA (san kòd)</text:p>
          </table:table-cell>
          <table:table-cell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Kòmand SAN TVA (san kòd)</text:p>
          </table:table-cell>
          <table:table-cell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kti SAN TVA (15 kòd)</text:p>
          </table:table-cell>
          <table:table-cell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Nòt kredi SAN TVA (15 kòd)</text:p>
          </table:table-cell>
          <table:table-cell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 SAN TVA (15 kòd)</text:p>
          </table:table-cell>
          <table:table-cell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 SAN TVA (15 kòd)</text:p>
          </table:table-cell>
          <table:table-cell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 founisè SAN TVA (15 kòd)</text:p>
          </table:table-cell>
          <table:table-cell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Kòmand SAN TVA (15 kòd)</text:p>
          </table:table-cell>
          <table:table-cell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ò TVA</text:p>
          </table:table-cell>
          <table:table-cell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 Liv ak TVA</text:p>
          </table:table-cell>
          <table:table-cell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imeewo Idantifikasyon Fiskal ak Enskripsyon Konpayi</text:p>
          </table:table-cell>
          <table:table-cell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ò TVA - N° referans / dokiman</text:p>
          </table:table-cell>
          <table:table-cell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 TVA founisè (n° TVA)</text:p>
          </table:table-cell>
          <table:table-cell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Kòd TVA - Taux taks</text:p>
          </table:table-cell>
          <table:table-cell office:value-type="string" calcext:value-type="string">
            <text:p>"Taux taks" is a direct translation that's common.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ye layout SAN TVA</text:p>
          </table:table-cell>
          <table:table-cell office:value-type="string" calcext:value-type="string">
            <text:p>"Layout" is a common loanword in IT contexts.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Layout dokiman SAN TVA</text:p>
          </table:table-cell>
          <table:table-cell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Layout dokiman SAN TVA (15 kòd)</text:p>
          </table:table-cell>
          <table:table-cell/>
        </table:table-row>
      </table:table>
      <table:table table:name="Sheet2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original (FR))</text:p>
          </table:table-cell>
          <table:table-cell office:value-type="string" calcext:value-type="string">
            <text:p>English (EN) source</text:p>
          </table:table-cell>
          <table:table-cell office:value-type="string" calcext:value-type="string">
            <text:p>French Haiti (FR-HT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TV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TVA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VA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TVA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TVA intracommunautaire</text:p>
          </table:table-cell>
          <table:table-cell office:value-type="string" calcext:value-type="string">
            <text:p>Maintains the formal term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de TVA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TVA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écritures de TVA</text:p>
          </table:table-cell>
          <table:table-cell office:value-type="string" calcext:value-type="string">
            <text:p>"Écritures" is the formal accounting term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a TVA séparément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VA.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Standard term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de facture de TVA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de référence TVA du client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Immatriculation à la TVA</text:p>
          </table:table-cell>
          <table:table-cell office:value-type="string" calcext:value-type="string">
            <text:p>Formal term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de TVA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Pas de TVA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la TVA sur le compte de contrepartie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de TVA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de TVA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TVA non applicable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Montant de TVA trouvé, mais le compte de TVA a été supprimé !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VA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de TVA par défaut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les articles par TVA au grand livre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VA stricte sur le compte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VA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la TVA dans les documents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VA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d'achats, de ventes, de coûts des ventes et de TVA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de code postal / n° de TVA / n° d'enregistrement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Module fiscal néerlandais</text:p>
          </table:table-cell>
          <table:table-cell office:value-type="string" calcext:value-type="string">
            <text:p>"Plugin" can be translated to "module" for a more formal tone.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de TVA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de TVA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des clients avec n° de TVA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des profits/pertes au grand livre avec de la taxe. Cela perturbera les rapports fiscaux. Souhaitez-vous continuer ?</text:p>
          </table:table-cell>
          <table:table-cell/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ise à jour de l'en-tête de document FTaxAmt</text:p>
          </table:table-cell>
          <table:table-cell office:value-type="string" calcext:value-type="string">
            <text:p>"Màj" is informal; "Mise à jour" is formal.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ection du montant de TVA (incl./excl.) (bogue inversé)</text:p>
          </table:table-cell>
          <table:table-cell office:value-type="string" calcext:value-type="string">
            <text:p>"Bogue" is the formal French term for "bug."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de TVA pour point de vente</text:p>
          </table:table-cell>
          <table:table-cell office:value-type="string" calcext:value-type="string">
            <text:p>"PdV" is informal; "point de vente" is formal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uméro de TVA</text:p>
          </table:table-cell>
          <table:table-cell/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VA du document</text:p>
          </table:table-cell>
          <table:table-cell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VA sur compte de TVA</text:p>
          </table:table-cell>
          <table:table-cell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VA par période</text:p>
          </table:table-cell>
          <table:table-cell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VA (sans codes)</text:p>
          </table:table-cell>
          <table:table-cell/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VA (sans codes)</text:p>
          </table:table-cell>
          <table:table-cell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VA (sans codes)</text:p>
          </table:table-cell>
          <table:table-cell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VA (sans codes)</text:p>
          </table:table-cell>
          <table:table-cell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de fournisseur SANS TVA (sans codes)</text:p>
          </table:table-cell>
          <table:table-cell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VA (sans codes)</text:p>
          </table:table-cell>
          <table:table-cell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VA (15 codes)</text:p>
          </table:table-cell>
          <table:table-cell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VA (15 codes)</text:p>
          </table:table-cell>
          <table:table-cell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VA (15 codes)</text:p>
          </table:table-cell>
          <table:table-cell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VA (15 codes)</text:p>
          </table:table-cell>
          <table:table-cell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de fournisseur SANS TVA (15 codes)</text:p>
          </table:table-cell>
          <table:table-cell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VA (15 codes)</text:p>
          </table:table-cell>
          <table:table-cell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de TVA</text:p>
          </table:table-cell>
          <table:table-cell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VA</text:p>
          </table:table-cell>
          <table:table-cell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uméros d'identification fiscale et d'enregistrement d'entreprise</text:p>
          </table:table-cell>
          <table:table-cell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de TVA - N° de référence / document</text:p>
          </table:table-cell>
          <table:table-cell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des fournisseurs avec n° de TVA</text:p>
          </table:table-cell>
          <table:table-cell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de TVA - Taux d'imposition</text:p>
          </table:table-cell>
          <table:table-cell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de mise en page SANS TVA</text:p>
          </table:table-cell>
          <table:table-cell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e document SANS TVA</text:p>
          </table:table-cell>
          <table:table-cell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e document SANS TVA (15 codes)</text:p>
          </table:table-cell>
          <table:table-cell/>
        </table:table-row>
      </table:table>
      <table:table table:name="Sheet2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original (FR))</text:p>
          </table:table-cell>
          <table:table-cell office:value-type="string" calcext:value-type="string">
            <text:p>English (EN) source</text:p>
          </table:table-cell>
          <table:table-cell office:value-type="string" calcext:value-type="string">
            <text:p>French Mauritius (FR-MU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TV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TVA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VA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TVA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d'enregistrement TVA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rapport TVA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TVA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écritures TVA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a TVA séparément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VA.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Commonly used acronym for "Hors Taxe"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Commonly used acronym for "Toutes Taxes Comprises"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de facture TVA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de référence TVA client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Immatriculation TVA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TVA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TVA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Pas de TVA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TVA sur compte de contrepartie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TVA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TVA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TVA non applicable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Montant de TVA trouvé, mais le compte de TVA a été supprimé !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VA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TVA par défaut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VA par Défaut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VA Liée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VA Liée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VA de contrepartie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articles par TVA au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articles par TVA au grand livre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VA stricte sur le compte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VA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TVA dans les documents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VA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d'Achats, de Ventes, de Coûts des Ventes et de TVA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de Code Postal / N° TVA / N° d'Enregistrement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Plugin Fiscal Néerlandais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Fiscales Belges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TVA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TVA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TVA Clients (n° TVA)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/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àj Dochead FTaxAmt</text:p>
          </table:table-cell>
          <table:table-cell/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montant TVA (incl./excl.) (bug inversé)</text:p>
          </table:table-cell>
          <table:table-cell/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TVA PdV</text:p>
          </table:table-cell>
          <table:table-cell/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uméro TVA</text:p>
          </table:table-cell>
          <table:table-cell/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TVA document</text:p>
          </table:table-cell>
          <table:table-cell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VA sur Compte TVA</text:p>
          </table:table-cell>
          <table:table-cell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VA par période</text:p>
          </table:table-cell>
          <table:table-cell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VA (sans codes)</text:p>
          </table:table-cell>
          <table:table-cell/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VA (sans codes)</text:p>
          </table:table-cell>
          <table:table-cell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VA (sans codes)</text:p>
          </table:table-cell>
          <table:table-cell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VA (sans codes)</text:p>
          </table:table-cell>
          <table:table-cell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VA (sans codes)</text:p>
          </table:table-cell>
          <table:table-cell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VA (sans codes)</text:p>
          </table:table-cell>
          <table:table-cell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VA (15 codes)</text:p>
          </table:table-cell>
          <table:table-cell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VA (15 codes)</text:p>
          </table:table-cell>
          <table:table-cell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VA (15 codes)</text:p>
          </table:table-cell>
          <table:table-cell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VA (15 codes)</text:p>
          </table:table-cell>
          <table:table-cell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VA (15 codes)</text:p>
          </table:table-cell>
          <table:table-cell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VA (15 Codes)</text:p>
          </table:table-cell>
          <table:table-cell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TVA</text:p>
          </table:table-cell>
          <table:table-cell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VA</text:p>
          </table:table-cell>
          <table:table-cell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uméros d'Identification Fiscale et d'Enregistrement d'Entreprise</text:p>
          </table:table-cell>
          <table:table-cell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TVA - N° référence / document</text:p>
          </table:table-cell>
          <table:table-cell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TVA fournisseurs (n° TVA)</text:p>
          </table:table-cell>
          <table:table-cell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TVA - Taux d'Imposition</text:p>
          </table:table-cell>
          <table:table-cell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Mise en page SANS TVA</text:p>
          </table:table-cell>
          <table:table-cell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ocument SANS TVA</text:p>
          </table:table-cell>
          <table:table-cell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00/00/00</text:date>, <text:time style:data-style-name="N2" text:time-value="04:56:03.68768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3T07:26:25.943121500</meta:creation-date>
    <dc:date>2025-08-26T05:44:27.914882500</dc:date>
    <meta:editing-duration>P6DT23H15M27S</meta:editing-duration>
    <meta:editing-cycles>4</meta:editing-cycles>
    <meta:generator>LibreOffice/25.8.0.4$Windows_X86_64 LibreOffice_project/48f00303701489684e67c38c28aff00cd5929e67</meta:generator>
    <meta:document-statistic meta:table-count="21" meta:cell-count="6611" meta:object-count="0"/>
  </office:meta>
</office:document-meta>
</file>